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Kosugi" svg:font-family="Kosug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4.81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2.678cm"/>
    </style:style>
    <style:style style:name="co8" style:family="table-column">
      <style:table-column-properties fo:break-before="auto" style:column-width="0.681cm"/>
    </style:style>
    <style:style style:name="co9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2.499cm" fo:break-before="auto" style:use-optimal-row-height="true"/>
    </style:style>
    <style:style style:name="ro4" style:family="table-row">
      <style:table-row-properties style:row-height="3.475cm" fo:break-before="auto" style:use-optimal-row-height="true"/>
    </style:style>
    <style:style style:name="ro5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IPA モナー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ゴシック" style:font-size-asian="10pt" style:language-asian="ja" style:country-asian="JP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top"/>
      <style:text-properties style:font-name="IPA モナー ゴシック" style:font-name-asian="IPA モナー ゴシック"/>
    </style:style>
    <style:style style:name="ce3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style:use-window-font-color="true" style:text-outline="false" style:text-line-through-style="none" style:text-line-through-type="none" style:font-name="IPA モナー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ゴシック" style:font-size-asian="10pt" style:language-asian="ja" style:country-asian="JP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IPA モナー ゴシック" style:font-name-asian="IPA モナー ゴシック"/>
    </style:style>
    <style:style style:name="ce5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IPA モナー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ゴシック" style:font-size-asian="10pt" style:language-asian="ja" style:country-asian="JP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style:font-name="Kosugi" style:font-name-asian="Kosugi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Kosugi" style:font-name-asian="Kosugi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Kosug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osugi" style:font-size-asian="10pt" style:language-asian="ja" style:country-asian="JP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 fo:wrap-option="wrap" style:vertical-align="automatic"/>
      <style:paragraph-properties fo:margin-left="0cm"/>
      <style:text-properties style:use-window-font-color="true" style:text-outline="false" style:text-line-through-style="none" style:text-line-through-type="none" style:font-name="Kosug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osugi" style:font-size-asian="10pt" style:language-asian="ja" style:country-asian="JP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Kosugi" style:font-name-asian="Kosugi"/>
    </style:style>
    <style:style style:name="ce11" style:family="table-cell" style:parent-style-name="Default">
      <style:table-cell-properties style:text-align-source="value-type" style:repeat-content="false" style:vertical-align="automatic"/>
      <style:paragraph-properties fo:margin-left="0cm"/>
    </style:style>
    <style:style style:name="ce12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Kosugi" style:font-name-asian="Kosugi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  <style:text-properties style:font-name="Kosugi" style:font-name-asian="Kosugi"/>
    </style:style>
    <style:style style:name="ce14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table:table-column table:style-name="co1" table:number-columns-repeated="4" table:default-cell-style-name="ce2"/>
        <table:table-column table:style-name="co2" table:number-columns-repeated="2" table:default-cell-style-name="ce4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>
            <text:p>表記</text:p>
          </table:table-cell>
          <table:table-cell table:style-name="ce1" office:value-type="string" calcext:value-type="string">
            <text:p>名称</text:p>
          </table:table-cell>
          <table:table-cell table:style-name="ce1" office:value-type="string" calcext:value-type="string">
            <text:p>所属</text:p>
          </table:table-cell>
          <table:table-cell table:style-name="ce1" office:value-type="string" calcext:value-type="string">
            <text:p>種別</text:p>
          </table:table-cell>
          <table:table-cell table:style-name="ce3" office:value-type="string" calcext:value-type="string">
            <text:p>コスト</text:p>
          </table:table-cell>
          <table:table-cell table:style-name="ce3" office:value-type="string" calcext:value-type="string">
            <text:p>不一致</text:p>
          </table:table-cell>
          <table:table-cell table:style-name="ce1" office:value-type="string" calcext:value-type="string">
            <text:p>駒大</text:p>
          </table:table-cell>
          <table:table-cell table:style-name="ce1" office:value-type="string" calcext:value-type="string">
            <text:p>特殊効果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string" calcext:value-type="string">
            <text:p>攻撃範囲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歩</text:p>
          </table:table-cell>
          <table:table-cell table:style-name="ce1" office:value-type="string" calcext:value-type="string">
            <text:p>歩兵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兵駒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と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と</text:p>
          </table:table-cell>
          <table:table-cell table:style-name="ce1" office:value-type="string" calcext:value-type="string">
            <text:p>と金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香</text:p>
          </table:table-cell>
          <table:table-cell table:style-name="ce1" office:value-type="string" calcext:value-type="string">
            <text:p>香車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杏: 敵陣(三段目)への到達</text:p>
          </table:table-cell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杏</text:p>
          </table:table-cell>
          <table:table-cell table:style-name="ce1" office:value-type="string" calcext:value-type="string">
            <text:p>成香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桂</text:p>
          </table:table-cell>
          <table:table-cell table:style-name="ce1" office:value-type="string" calcext:value-type="string">
            <text:p>桂馬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馬駒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圭: 敵陣(三段目)への到達</text:p>
          </table:table-cell>
          <table:table-cell table:style-name="ce1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圭</text:p>
          </table:table-cell>
          <table:table-cell table:style-name="ce1" office:value-type="string" calcext:value-type="string">
            <text:p>成桂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銀</text:p>
          </table:table-cell>
          <table:table-cell table:style-name="ce1" office:value-type="string" calcext:value-type="string">
            <text:p>銀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象駒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5" calcext:value-type="float">
            <text:p>45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全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全</text:p>
          </table:table-cell>
          <table:table-cell table:style-name="ce1" office:value-type="string" calcext:value-type="string">
            <text:p>成銀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金</text:p>
          </table:table-cell>
          <table:table-cell table:style-name="ce1" office:value-type="string" calcext:value-type="string">
            <text:p>金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4" calcext:value-type="float">
            <text:p>54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角</text:p>
          </table:table-cell>
          <table:table-cell table:style-name="ce1" office:value-type="string" calcext:value-type="string">
            <text:p>角行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象駒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3" calcext:value-type="float">
            <text:p>63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馬: 敵陣(三段目)への到達</text:p>
          </table:table-cell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馬</text:p>
          </table:table-cell>
          <table:table-cell table:style-name="ce1" office:value-type="string" calcext:value-type="string">
            <text:p>竜馬・龍馬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9" calcext:value-type="float">
            <text:p>99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5"/>
          <table:table-cell table:style-name="ce1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飛</text:p>
          </table:table-cell>
          <table:table-cell table:style-name="ce1" office:value-type="string" calcext:value-type="string">
            <text:p>飛車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竜: 敵陣(三段目)への到達</text:p>
          </table:table-cell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飛→→→</text:p>
            <text:p>・・・↓・・・</text:p>
            <text:p>・・・↓・・・</text:p>
            <text:p>・・・↓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竜</text:p>
          </table:table-cell>
          <table:table-cell table:style-name="ce1" office:value-type="string" calcext:value-type="string">
            <text:p>竜王・龍王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5"/>
          <table:table-cell table:style-name="ce1" office:value-type="string" calcext:value-type="string">
            <text:p>・・・↑・・・</text:p>
            <text:p>・・・↑・・・</text:p>
            <text:p>・・○↑○・・</text:p>
            <text:p>←←←竜→→→</text:p>
            <text:p>・・○↓○・・</text:p>
            <text:p>・・・↓・・・</text:p>
            <text:p>・・・↓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玉</text:p>
          </table:table-cell>
          <table:table-cell table:style-name="ce1" office:value-type="string" calcext:value-type="string">
            <text:p>玉将・王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獅</text:p>
          </table:table-cell>
          <table:table-cell table:style-name="ce1" office:value-type="string" calcext:value-type="string">
            <text:p>獅子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string" calcext:value-type="string">
            <text:p>―</text:p>
          </table:table-cell>
          <table:table-cell table:style-name="ce3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2回行動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獅○・・</text:p>
            <text:p>・・○○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酔</text:p>
          </table:table-cell>
          <table:table-cell table:style-name="ce1" office:value-type="string" calcext:value-type="string">
            <text:p>醉象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string" calcext:value-type="string">
            <text:p>―</text:p>
          </table:table-cell>
          <table:table-cell table:style-name="ce3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自軍に2枚以上入れることを禁ずる</text:p>
          </table:table-cell>
          <table:table-cell table:style-name="ce1" office:value-type="string" calcext:value-type="string">
            <text:p>太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酔○・・</text:p>
            <text:p>・・○・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太</text:p>
          </table:table-cell>
          <table:table-cell table:style-name="ce1" office:value-type="string" calcext:value-type="string">
            <text:p>太子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string" calcext:value-type="string">
            <text:p>―</text:p>
          </table:table-cell>
          <table:table-cell table:style-name="ce3" office:value-type="float" office:value="120" calcext:value-type="float">
            <text:p>12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味方の王駒が取られた時、王駒の代替となり試合を継続する。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太○・・</text:p>
            <text:p>・・○○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兵</text:p>
          </table:table-cell>
          <table:table-cell table:style-name="ce1" office:value-type="string" calcext:value-type="string">
            <text:p>ポーン・♙・♟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兵駒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初手のみ2マス、アンパッサン</text:p>
          </table:table-cell>
          <table:table-cell table:style-name="ce1" office:value-type="string" calcext:value-type="string">
            <text:p>騏・僧・城・妃: 一段目への到達</text:p>
          </table:table-cell>
          <table:table-cell table:style-name="ce1" office:value-type="string" calcext:value-type="string">
            <text:p>・・・・・・・</text:p>
            <text:p>・・・□・・・</text:p>
            <text:p>・・☆◇☆・・</text:p>
            <text:p>・・▽兵▽・・</text:p>
            <text:p>・・・・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騏</text:p>
          </table:table-cell>
          <table:table-cell table:style-name="ce1" office:value-type="string" calcext:value-type="string">
            <text:p>ナイト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小</text:p>
          </table:table-cell>
          <table:table-cell table:style-name="ce5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僧</text:p>
          </table:table-cell>
          <table:table-cell table:style-name="ce1" office:value-type="string" calcext:value-type="string">
            <text:p>ビショップ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5" table:number-columns-repeated="2"/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僧・・・</text:p>
            <text:p>・・／・＼・・</text:p>
            <text:p>・／・・・＼・</text:p>
            <text:p>／・・・・・＼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城</text:p>
          </table:table-cell>
          <table:table-cell table:style-name="ce1" office:value-type="string" calcext:value-type="string">
            <text:p>ルーク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style-name="ce1" office:value-type="string" calcext:value-type="string">
            <text:p>小</text:p>
          </table:table-cell>
          <table:table-cell table:style-name="ce5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城→→→</text:p>
            <text:p>・・・↓・・・</text:p>
            <text:p>・・・↓・・・</text:p>
            <text:p>・・・↓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妃</text:p>
          </table:table-cell>
          <table:table-cell table:style-name="ce1" office:value-type="string" calcext:value-type="string">
            <text:p>クイーン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8" calcext:value-type="float">
            <text:p>108</text:p>
          </table:table-cell>
          <table:table-cell table:style-name="ce1" office:value-type="string" calcext:value-type="string">
            <text:p>小</text:p>
          </table:table-cell>
          <table:table-cell table:style-name="ce5" table:number-columns-repeated="2"/>
          <table:table-cell table:style-name="ce1" office:value-type="string" calcext:value-type="string">
            <text:p>＼・・↑・・／</text:p>
            <text:p>・＼・↑・／・</text:p>
            <text:p>・・＼↑／・・</text:p>
            <text:p>←←←妃→→→</text:p>
            <text:p>・・／↓＼・・</text:p>
            <text:p>・／・↓・＼・</text:p>
            <text:p>／・・↓・・＼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騎</text:p>
          </table:table-cell>
          <table:table-cell table:style-name="ce1" office:value-type="string" calcext:value-type="string">
            <text:p>ナイト・♘・♞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馬駒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5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聖</text:p>
          </table:table-cell>
          <table:table-cell table:style-name="ce1" office:value-type="string" calcext:value-type="string">
            <text:p>ビショップ・♗・♝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象駒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5" table:number-columns-repeated="2"/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塔</text:p>
          </table:table-cell>
          <table:table-cell table:style-name="ce1" office:value-type="string" calcext:value-type="string">
            <text:p>ルーク・♖・♜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キャスリング(王)</text:p>
          </table:table-cell>
          <table:table-cell table:style-name="ce5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塔→→→</text:p>
            <text:p>・・・↓・・・</text:p>
            <text:p>・・・↓・・・</text:p>
            <text:p>・・・↓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后</text:p>
          </table:table-cell>
          <table:table-cell table:style-name="ce1" office:value-type="string" calcext:value-type="string">
            <text:p>クイーン・♕・♛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5" table:number-columns-repeated="2"/>
          <table:table-cell table:style-name="ce1" office:value-type="string" calcext:value-type="string">
            <text:p>＼・・↑・・／</text:p>
            <text:p>・＼・↑・／・</text:p>
            <text:p>・・＼↑／・・</text:p>
            <text:p>←←←后→→→</text:p>
            <text:p>・・／↓＼・・</text:p>
            <text:p>・／・↓・＼・</text:p>
            <text:p>／・・↓・・＼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王</text:p>
          </table:table-cell>
          <table:table-cell table:style-name="ce1" office:value-type="string" calcext:value-type="string">
            <text:p>キング・♔・♚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最大</text:p>
          </table:table-cell>
          <table:table-cell table:style-name="ce1" office:value-type="string" calcext:value-type="string">
            <text:p>キャスリング(城)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卒</text:p>
          </table:table-cell>
          <table:table-cell table:style-name="ce1" office:value-type="string" calcext:value-type="string">
            <text:p>兵・卒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兵駒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小</text:p>
          </table:table-cell>
          <table:table-cell table:style-name="ce5"/>
          <table:table-cell table:style-name="ce1" office:value-type="string" calcext:value-type="string">
            <text:p>率: 対岸(四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率</text:p>
          </table:table-cell>
          <table:table-cell table:style-name="ce1" office:value-type="string" calcext:value-type="string">
            <text:p>成兵・成卒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小</text:p>
          </table:table-cell>
          <table:table-cell table:style-name="ce5" table:number-columns-repeated="2"/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炮</text:p>
          </table:table-cell>
          <table:table-cell table:style-name="ce1" office:value-type="string" calcext:value-type="string">
            <text:p>炮・砲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5" table:number-columns-repeated="2"/>
          <table:table-cell table:style-name="ce1" office:value-type="string" calcext:value-type="string">
            <text:p>・・・○・・・</text:p>
            <text:p>・・・木・・・</text:p>
            <text:p>・・・●・・・</text:p>
            <text:p>◇←←炮木→○</text:p>
            <text:p>・・・↓・・・</text:p>
            <text:p>・・・↓・・・</text:p>
            <text:p>・・・◇・・・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馮</text:p>
          </table:table-cell>
          <table:table-cell table:style-name="ce1" office:value-type="string" calcext:value-type="string">
            <text:p>傌・馬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馬駒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5" table:number-columns-repeated="2"/>
          <table:table-cell table:style-name="ce1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相</text:p>
          </table:table-cell>
          <table:table-cell table:style-name="ce1" office:value-type="string" calcext:value-type="string">
            <text:p>相・象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象駒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対岸(四段目以降)への配置禁止</text:p>
          </table:table-cell>
          <table:table-cell table:style-name="ce5"/>
          <table:table-cell table:style-name="ce1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俥</text:p>
          </table:table-cell>
          <table:table-cell table:style-name="ce1" office:value-type="string" calcext:value-type="string">
            <text:p>俥・車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8" calcext:value-type="float">
            <text:p>48</text:p>
          </table:table-cell>
          <table:table-cell table:style-name="ce1" office:value-type="string" calcext:value-type="string">
            <text:p>大</text:p>
          </table:table-cell>
          <table:table-cell table:style-name="ce5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俥→→→</text:p>
            <text:p>・・・↓・・・</text:p>
            <text:p>・・・↓・・・</text:p>
            <text:p>・・・↓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仕</text:p>
          </table:table-cell>
          <table:table-cell table:style-name="ce1" office:value-type="string" calcext:value-type="string">
            <text:p>仕・士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外配置禁止、九宮の斜めの線に沿って移動する。</text:p>
          </table:table-cell>
          <table:table-cell table:style-name="ce5"/>
          <table:table-cell table:style-name="ce1" office:value-type="string" calcext:value-type="string">
            <text:p>・・・・・・・</text:p>
            <text:p>・┌───┐・</text:p>
            <text:p>・│＼・／│・</text:p>
            <text:p>・│・仕・│・</text:p>
            <text:p>・│／・＼│・</text:p>
            <text:p>━┷━━━┷━</text:p>
            <text:p>×××××××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帥</text:p>
          </table:table-cell>
          <table:table-cell table:style-name="ce1" office:value-type="string" calcext:value-type="string">
            <text:p>帥・将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九宮外配置禁止、王不見王</text:p>
          </table:table-cell>
          <table:table-cell table:style-name="ce5"/>
          <table:table-cell table:style-name="ce1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卆</text:p>
          </table:table-cell>
          <table:table-cell table:style-name="ce1" office:value-type="string" calcext:value-type="string">
            <text:p>兵・卒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兵駒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の斜めの線に沿って移動できる</text:p>
          </table:table-cell>
          <table:table-cell table:style-name="ce5"/>
          <table:table-cell table:style-name="ce1" office:value-type="string" calcext:value-type="string">
            <text:p>┯━━━┯━━</text:p>
            <text:p>│・・・│・・</text:p>
            <text:p>│・＼○│・・</text:p>
            <text:p>│・○卆○・・</text:p>
            <text:p>└───┘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包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包を飛び越えたり、取得してはいけない。九宮の斜めの線に沿って移動できる</text:p>
          </table:table-cell>
          <table:table-cell table:style-name="ce5"/>
          <table:table-cell table:style-name="ce1" office:value-type="string" calcext:value-type="string">
            <text:p>┯━━↑┯━━</text:p>
            <text:p>│＼・木｜・・</text:p>
            <text:p>│・木●│・・</text:p>
            <text:p>←木●包木→→</text:p>
            <text:p>└──木┘・・</text:p>
            <text:p>・・・↓・・・</text:p>
            <text:p>・・・↓・・・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馼</text:p>
          </table:table-cell>
          <table:table-cell table:style-name="ce1" office:value-type="string" calcext:value-type="string">
            <text:p>馬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馬駒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5" table:number-columns-repeated="2"/>
          <table:table-cell table:style-name="ce1" office:value-type="string" calcext:value-type="string">
            <text:p>・・・・・・・</text:p>
            <text:p>・・○・○・・</text:p>
            <text:p>・○・●・○・</text:p>
            <text:p>・・●馼●・・</text:p>
            <text:p>・○・●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象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象駒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5" table:number-columns-repeated="2"/>
          <table:table-cell table:style-name="ce1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車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九宮の斜めの線に沿って移動できる</text:p>
          </table:table-cell>
          <table:table-cell table:style-name="ce5"/>
          <table:table-cell table:style-name="ce1" office:value-type="string" calcext:value-type="string">
            <text:p>┯━━━┯━━</text:p>
            <text:p>│＼・↑│・・</text:p>
            <text:p>│・＼↑│・・</text:p>
            <text:p>←←←車→→→</text:p>
            <text:p>└──↓┘・・</text:p>
            <text:p>・・・↓・・・</text:p>
            <text:p>・・・↓・・・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士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外配置禁止、九宮の斜めの線に沿って移動できる</text:p>
          </table:table-cell>
          <table:table-cell table:style-name="ce5"/>
          <table:table-cell table:style-name="ce1" office:value-type="string" calcext:value-type="string">
            <text:p>・・・・・・・</text:p>
            <text:p>・┌───┐・</text:p>
            <text:p>・│＼○／│・</text:p>
            <text:p>・│○士○│・</text:p>
            <text:p>・│／○＼│・</text:p>
            <text:p>━┷━━━┷━</text:p>
            <text:p>×××××××</text:p>
          </table:table-cell>
          <table:table-cell table:number-columns-repeated="1013"/>
        </table:table-row>
        <table:table-row table:style-name="ro4">
          <table:table-cell table:style-name="ce1" office:value-type="string" calcext:value-type="string">
            <text:p>楚</text:p>
          </table:table-cell>
          <table:table-cell table:style-name="ce1" office:value-type="string" calcext:value-type="string">
            <text:p>楚・漢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九宮外配置禁止、九宮の斜めの線に沿って移動できる、開始時に『馬駒』と『象駒』位置の交換が可能、パスが可能、ピッチャングン</text:p>
          </table:table-cell>
          <table:table-cell table:style-name="ce5"/>
          <table:table-cell table:style-name="ce1" office:value-type="string" calcext:value-type="string">
            <text:p>・・・・・・・</text:p>
            <text:p>・┌───┐・</text:p>
            <text:p>・│＼○／│・</text:p>
            <text:p>・│○楚○│・</text:p>
            <text:p>・│／○＼│・</text:p>
            <text:p>━┷━━━┷━</text:p>
            <text:p>×××××××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貝</text:p>
          </table:table-cell>
          <table:table-cell table:style-name="ce1" office:value-type="string" calcext:value-type="string">
            <text:p>ビア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兵駒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小</text:p>
          </table:table-cell>
          <table:table-cell table:style-name="ce5"/>
          <table:table-cell table:style-name="ce1" office:value-type="string" calcext:value-type="string">
            <text:p>珠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☆◇☆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珠</text:p>
          </table:table-cell>
          <table:table-cell table:style-name="ce1" office:value-type="string" calcext:value-type="string">
            <text:p>ビアガーイ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小</text:p>
          </table:table-cell>
          <table:table-cell table:style-name="ce5" table:number-columns-repeated="2"/>
          <table:table-cell table:style-name="ce1" office:value-type="string" calcext:value-type="string">
            <text:p>・・・・・・・</text:p>
            <text:p>・・・・・・・</text:p>
            <text:p>・・○・○・・</text:p>
            <text:p>・・・珠・・・</text:p>
            <text:p>・・○・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瑪</text:p>
          </table:table-cell>
          <table:table-cell table:style-name="ce1" office:value-type="string" calcext:value-type="string">
            <text:p>マー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馬駒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中</text:p>
          </table:table-cell>
          <table:table-cell table:style-name="ce5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根</text:p>
          </table:table-cell>
          <table:table-cell table:style-name="ce1" office:value-type="string" calcext:value-type="string">
            <text:p>コーン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象駒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5" table:number-columns-repeated="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船</text:p>
          </table:table-cell>
          <table:table-cell table:style-name="ce1" office:value-type="string" calcext:value-type="string">
            <text:p>ルアー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8" calcext:value-type="float">
            <text:p>48</text:p>
          </table:table-cell>
          <table:table-cell table:style-name="ce1" office:value-type="string" calcext:value-type="string">
            <text:p>大</text:p>
          </table:table-cell>
          <table:table-cell table:style-name="ce5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船→→→</text:p>
            <text:p>・・・↓・・・</text:p>
            <text:p>・・・↓・・・</text:p>
            <text:p>・・・↓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種</text:p>
          </table:table-cell>
          <table:table-cell table:style-name="ce1" office:value-type="string" calcext:value-type="string">
            <text:p>メット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初手のみ2マス</text:p>
          </table:table-cell>
          <table:table-cell table:style-name="ce5"/>
          <table:table-cell table:style-name="ce1" office:value-type="string" calcext:value-type="string">
            <text:p>・・・・・・・</text:p>
            <text:p>・□・・・□・</text:p>
            <text:p>・・○・○・・</text:p>
            <text:p>・・・種・・・</text:p>
            <text:p>・・○・○・・</text:p>
            <text:p>・□・・・□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君</text:p>
          </table:table-cell>
          <table:table-cell table:style-name="ce1" office:value-type="string" calcext:value-type="string">
            <text:p>クン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引き分け規定</text:p>
          </table:table-cell>
          <table:table-cell table:style-name="ce5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atas" table:style-name="ta1">
        <table:table-column table:style-name="co1" table:number-columns-repeated="4" table:default-cell-style-name="ce2"/>
        <table:table-column table:style-name="co2" table:default-cell-style-name="ce4"/>
        <table:table-column table:style-name="co5" table:default-cell-style-name="ce2"/>
        <table:table-column table:style-name="co1" table:number-columns-repeated="5" table:default-cell-style-name="ce2"/>
        <table:table-column table:style-name="co6" table:default-cell-style-name="ce2"/>
        <table:table-column table:style-name="co1" table:number-columns-repeated="4" table:default-cell-style-name="ce2"/>
        <table:table-column table:style-name="co7" table:default-cell-style-name="ce2"/>
        <table:table-column table:style-name="co1" table:number-columns-repeated="1002" table:default-cell-style-name="ce2"/>
        <table:table-row table:style-name="ro5">
          <table:table-cell table:style-name="ce1" office:value-type="string" calcext:value-type="string">
            <text:p>表記</text:p>
          </table:table-cell>
          <table:table-cell table:style-name="ce1" office:value-type="string" calcext:value-type="string">
            <text:p>名称</text:p>
          </table:table-cell>
          <table:table-cell table:style-name="ce1" office:value-type="string" calcext:value-type="string">
            <text:p>所属</text:p>
          </table:table-cell>
          <table:table-cell table:style-name="ce1" office:value-type="string" calcext:value-type="string">
            <text:p>種別</text:p>
          </table:table-cell>
          <table:table-cell table:style-name="ce3" office:value-type="string" calcext:value-type="string">
            <text:p>コスト</text:p>
          </table:table-cell>
          <table:table-cell table:style-name="ce1" office:value-type="string" calcext:value-type="string">
            <text:p>攻撃範囲</text:p>
          </table:table-cell>
          <table:table-cell table:style-name="ce1" office:value-type="string" calcext:value-type="string">
            <text:p>表記</text:p>
          </table:table-cell>
          <table:table-cell table:style-name="ce1" office:value-type="string" calcext:value-type="string">
            <text:p>名称</text:p>
          </table:table-cell>
          <table:table-cell table:style-name="ce1" office:value-type="string" calcext:value-type="string">
            <text:p>所属</text:p>
          </table:table-cell>
          <table:table-cell table:style-name="ce1" office:value-type="string" calcext:value-type="string">
            <text:p>種別</text:p>
          </table:table-cell>
          <table:table-cell table:style-name="ce3" office:value-type="string" calcext:value-type="string">
            <text:p>コスト</text:p>
          </table:table-cell>
          <table:table-cell table:style-name="ce1" office:value-type="string" calcext:value-type="string">
            <text:p>攻撃範囲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歩</text:p>
          </table:table-cell>
          <table:table-cell table:style-name="ce1" office:value-type="string" calcext:value-type="string">
            <text:p>歩兵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兵駒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1" office:value-type="string" calcext:value-type="string">
            <text:p>と</text:p>
          </table:table-cell>
          <table:table-cell table:style-name="ce1" office:value-type="string" calcext:value-type="string">
            <text:p>と金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香</text:p>
          </table:table-cell>
          <table:table-cell table:style-name="ce1" office:value-type="string" calcext:value-type="string">
            <text:p>香車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車駒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・・・│・・・</text:p>
            <text:p>・・・│・・・</text:p>
            <text:p>・・・│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1" office:value-type="string" calcext:value-type="string">
            <text:p>杏</text:p>
          </table:table-cell>
          <table:table-cell table:style-name="ce1" office:value-type="string" calcext:value-type="string">
            <text:p>成香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桂</text:p>
          </table:table-cell>
          <table:table-cell table:style-name="ce1" office:value-type="string" calcext:value-type="string">
            <text:p>桂馬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馬駒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1" office:value-type="string" calcext:value-type="string">
            <text:p>圭</text:p>
          </table:table-cell>
          <table:table-cell table:style-name="ce1" office:value-type="string" calcext:value-type="string">
            <text:p>成桂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銀</text:p>
          </table:table-cell>
          <table:table-cell table:style-name="ce1" office:value-type="string" calcext:value-type="string">
            <text:p>銀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象駒</text:p>
          </table:table-cell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1" office:value-type="string" calcext:value-type="string">
            <text:p>全</text:p>
          </table:table-cell>
          <table:table-cell table:style-name="ce1" office:value-type="string" calcext:value-type="string">
            <text:p>成銀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金</text:p>
          </table:table-cell>
          <table:table-cell table:style-name="ce1" office:value-type="string" calcext:value-type="string">
            <text:p>金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角</text:p>
          </table:table-cell>
          <table:table-cell table:style-name="ce1" office:value-type="string" calcext:value-type="string">
            <text:p>角行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象駒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1" office:value-type="string" calcext:value-type="string">
            <text:p>馬</text:p>
          </table:table-cell>
          <table:table-cell table:style-name="ce1" office:value-type="string" calcext:value-type="string">
            <text:p>龍馬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66" calcext:value-type="float">
            <text:p>66</text:p>
          </table:table-cell>
          <table:table-cell table:style-name="ce1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飛</text:p>
          </table:table-cell>
          <table:table-cell table:style-name="ce1" office:value-type="string" calcext:value-type="string">
            <text:p>飛車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車駒</text:p>
          </table:table-cell>
          <table:table-cell table:style-name="ce3" office:value-type="float" office:value="60" calcext:value-type="float">
            <text:p>60</text:p>
          </table:table-cell>
          <table:table-cell table:style-name="ce1" office:value-type="string" calcext:value-type="string">
            <text:p>・・・│・・・</text:p>
            <text:p>・・・│・・・</text:p>
            <text:p>・・・│・・・</text:p>
            <text:p>───飛───</text:p>
            <text:p>・・・│・・・</text:p>
            <text:p>・・・│・・・</text:p>
            <text:p>・・・│・・・</text:p>
          </table:table-cell>
          <table:table-cell table:style-name="ce1" office:value-type="string" calcext:value-type="string">
            <text:p>竜</text:p>
          </table:table-cell>
          <table:table-cell table:style-name="ce1" office:value-type="string" calcext:value-type="string">
            <text:p>龍王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72" calcext:value-type="float">
            <text:p>72</text:p>
          </table:table-cell>
          <table:table-cell table:style-name="ce1" office:value-type="string" calcext:value-type="string">
            <text:p>・・・│・・・</text:p>
            <text:p>・・・│・・・</text:p>
            <text:p>・・○│○・・</text:p>
            <text:p>───竜───</text:p>
            <text:p>・・○│○・・</text:p>
            <text:p>・・・│・・・</text:p>
            <text:p>・・・│・・・</text:p>
          </table:table-cell>
          <table:table-cell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1" office:value-type="string" calcext:value-type="string">
            <text:p>玉</text:p>
          </table:table-cell>
          <table:table-cell table:style-name="ce1" office:value-type="string" calcext:value-type="string">
            <text:p>玉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王駒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兵</text:p>
          </table:table-cell>
          <table:table-cell table:style-name="ce1" office:value-type="string" calcext:value-type="string">
            <text:p>ポーン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兵駒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・・・・・・・</text:p>
            <text:p>・・・□・・・</text:p>
            <text:p>・・☆◇☆・・</text:p>
            <text:p>・・▽兵▽・・</text:p>
            <text:p>・・・・・・・</text:p>
            <text:p>・・・・・・・</text:p>
            <text:p>・・・・・・・</text:p>
          </table:table-cell>
          <table:table-cell table:style-name="ce1" office:value-type="string" calcext:value-type="string">
            <text:p>妃</text:p>
          </table:table-cell>
          <table:table-cell table:style-name="ce1" office:value-type="string" calcext:value-type="string">
            <text:p>Pクイーン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72" calcext:value-type="float">
            <text:p>72</text:p>
          </table:table-cell>
          <table:table-cell table:style-name="ce1" office:value-type="string" calcext:value-type="string">
            <text:p>＼・・│・・／</text:p>
            <text:p>・＼・│・／・</text:p>
            <text:p>・・＼│／・・</text:p>
            <text:p>───妃───</text:p>
            <text:p>・・／│＼・・</text:p>
            <text:p>・／・│・＼・</text:p>
            <text:p>／・・│・・＼</text:p>
          </table:table-cell>
          <table:table-cell table:style-name="ce1" office:value-type="string" calcext:value-type="string">
            <text:p>騏</text:p>
          </table:table-cell>
          <table:table-cell table:style-name="ce1" office:value-type="string" calcext:value-type="string">
            <text:p>Pナイト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3"/>
          <table:table-cell table:style-name="ce1"/>
          <table:table-cell table:style-name="ce5" table:number-columns-repeated="2"/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1" office:value-type="string" calcext:value-type="string">
            <text:p>騎</text:p>
          </table:table-cell>
          <table:table-cell table:style-name="ce1" office:value-type="string" calcext:value-type="string">
            <text:p>ナイト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馬駒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聖</text:p>
          </table:table-cell>
          <table:table-cell table:style-name="ce1" office:value-type="string" calcext:value-type="string">
            <text:p>ビショップ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象駒</text:p>
          </table:table-cell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塔</text:p>
          </table:table-cell>
          <table:table-cell table:style-name="ce1" office:value-type="string" calcext:value-type="string">
            <text:p>ルーク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車駒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string" calcext:value-type="string">
            <text:p>・・・│・・・</text:p>
            <text:p>・・・│・・・</text:p>
            <text:p>・・・│・・・</text:p>
            <text:p>───塔───</text:p>
            <text:p>・・・│・・・</text:p>
            <text:p>・・・│・・・</text:p>
            <text:p>・・・│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后</text:p>
          </table:table-cell>
          <table:table-cell table:style-name="ce1" office:value-type="string" calcext:value-type="string">
            <text:p>クイーン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72" calcext:value-type="float">
            <text:p>72</text:p>
          </table:table-cell>
          <table:table-cell table:style-name="ce1" office:value-type="string" calcext:value-type="string">
            <text:p>＼・・│・・／</text:p>
            <text:p>・＼・│・／・</text:p>
            <text:p>・・＼│／・・</text:p>
            <text:p>───后───</text:p>
            <text:p>・・／│＼・・</text:p>
            <text:p>・／・│・＼・</text:p>
            <text:p>／・・│・・＼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王</text:p>
          </table:table-cell>
          <table:table-cell table:style-name="ce1" office:value-type="string" calcext:value-type="string">
            <text:p>キング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王駒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卒</text:p>
          </table:table-cell>
          <table:table-cell table:style-name="ce1" office:value-type="string" calcext:value-type="string">
            <text:p>兵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兵駒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1" office:value-type="string" calcext:value-type="string">
            <text:p>率</text:p>
          </table:table-cell>
          <table:table-cell table:style-name="ce1" office:value-type="string" calcext:value-type="string">
            <text:p>成兵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number-columns-repeated="1007"/>
        </table:table-row>
        <table:table-row table:style-name="ro2">
          <table:table-cell table:number-columns-repeated="2" table:style-name="ce1" office:value-type="string" calcext:value-type="string">
            <text:p>炮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・・・○・・・</text:p>
            <text:p>・・・木・・・</text:p>
            <text:p>・・・●・・・</text:p>
            <text:p>◇──炮木─○</text:p>
            <text:p>・・・│・・・</text:p>
            <text:p>・・・│・・・</text:p>
            <text:p>・・・◇・・・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馮</text:p>
          </table:table-cell>
          <table:table-cell table:style-name="ce1" office:value-type="string" calcext:value-type="string">
            <text:p>傌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馬駒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相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象駒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俥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車駒</text:p>
          </table:table-cell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・・・│・・・</text:p>
            <text:p>・・・│・・・</text:p>
            <text:p>・・・│・・・</text:p>
            <text:p>───俥───</text:p>
            <text:p>・・・│・・・</text:p>
            <text:p>・・・│・・・</text:p>
            <text:p>・・・│・・・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仕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・・・・・・・</text:p>
            <text:p>・┌───┐・</text:p>
            <text:p>・│＼・／│・</text:p>
            <text:p>・│・仕・│・</text:p>
            <text:p>・│／・＼│・</text:p>
            <text:p>━┷━━━┷━</text:p>
            <text:p>×××××××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帥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王駒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卆</text:p>
          </table:table-cell>
          <table:table-cell table:style-name="ce1" office:value-type="string" calcext:value-type="string">
            <text:p>卒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兵駒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┯━━━┯━━</text:p>
            <text:p>│・・・│・・</text:p>
            <text:p>│・＼○│・・</text:p>
            <text:p>│・○卆○・・</text:p>
            <text:p>└───┘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包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┯━━│┯━━</text:p>
            <text:p>│＼・木｜・・</text:p>
            <text:p>│・木●│・・</text:p>
            <text:p>─木●包木──</text:p>
            <text:p>└──木┘・・</text:p>
            <text:p>・・・│・・・</text:p>
            <text:p>・・・│・・・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馼</text:p>
          </table:table-cell>
          <table:table-cell table:style-name="ce1" office:value-type="string" calcext:value-type="string">
            <text:p>馬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馬駒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・・・・・・・</text:p>
            <text:p>・・○・○・・</text:p>
            <text:p>・○・●・○・</text:p>
            <text:p>・・●馼●・・</text:p>
            <text:p>・○・●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象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象駒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車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string" calcext:value-type="string">
            <text:p>┯━━━┯━━</text:p>
            <text:p>│＼・││・・</text:p>
            <text:p>│・＼││・・</text:p>
            <text:p>───車───</text:p>
            <text:p>└──│┘・・</text:p>
            <text:p>・・・│・・・</text:p>
            <text:p>・・・│・・・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士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・・・・・・・</text:p>
            <text:p>・┌───┐・</text:p>
            <text:p>・│＼○／│・</text:p>
            <text:p>・│○士○│・</text:p>
            <text:p>・│／○＼│・</text:p>
            <text:p>━┷━━━┷━</text:p>
            <text:p>×××××××</text:p>
          </table:table-cell>
          <table:table-cell table:number-columns-repeated="1013"/>
        </table:table-row>
        <table:table-row table:style-name="ro2">
          <table:table-cell table:number-columns-repeated="2" table:style-name="ce1" office:value-type="string" calcext:value-type="string">
            <text:p>楚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王駒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・・・・・・・</text:p>
            <text:p>・┌───┐・</text:p>
            <text:p>・│＼○／│・</text:p>
            <text:p>・│○楚○│・</text:p>
            <text:p>・│／○＼│・</text:p>
            <text:p>━┷━━━┷━</text:p>
            <text:p>×××××××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貝</text:p>
          </table:table-cell>
          <table:table-cell table:style-name="ce1" office:value-type="string" calcext:value-type="string">
            <text:p>ビア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兵駒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・・・・・・・</text:p>
            <text:p>・・・・・・・</text:p>
            <text:p>・・☆◇☆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1" office:value-type="string" calcext:value-type="string">
            <text:p>珠</text:p>
          </table:table-cell>
          <table:table-cell table:style-name="ce1" office:value-type="string" calcext:value-type="string">
            <text:p>ビアガーイ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成駒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・・・・・・・</text:p>
            <text:p>・・・・・・・</text:p>
            <text:p>・・○・○・・</text:p>
            <text:p>・・・珠・・・</text:p>
            <text:p>・・○・○・・</text:p>
            <text:p>・・・・・・・</text:p>
            <text:p>・・・・・・・</text:p>
          </table:table-cell>
          <table:table-cell table:number-columns-repeated="1007"/>
        </table:table-row>
        <table:table-row table:style-name="ro3">
          <table:table-cell table:style-name="ce1" office:value-type="string" calcext:value-type="string">
            <text:p>瑪</text:p>
          </table:table-cell>
          <table:table-cell table:style-name="ce1" office:value-type="string" calcext:value-type="string">
            <text:p>マー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馬駒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根</text:p>
          </table:table-cell>
          <table:table-cell table:style-name="ce1" office:value-type="string" calcext:value-type="string">
            <text:p>コーン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象駒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船</text:p>
          </table:table-cell>
          <table:table-cell table:style-name="ce1" office:value-type="string" calcext:value-type="string">
            <text:p>ルアー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車駒</text:p>
          </table:table-cell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・・・│・・・</text:p>
            <text:p>・・・│・・・</text:p>
            <text:p>・・・│・・・</text:p>
            <text:p>───船───</text:p>
            <text:p>・・・│・・・</text:p>
            <text:p>・・・│・・・</text:p>
            <text:p>・・・│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種</text:p>
          </table:table-cell>
          <table:table-cell table:style-name="ce1" office:value-type="string" calcext:value-type="string">
            <text:p>メット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将駒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・・・・・・・</text:p>
            <text:p>・□・・・□・</text:p>
            <text:p>・・○・○・・</text:p>
            <text:p>・・・種・・・</text:p>
            <text:p>・・○・○・・</text:p>
            <text:p>・□・・・□・</text:p>
            <text:p>・・・・・・・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君</text:p>
          </table:table-cell>
          <table:table-cell table:style-name="ce1" office:value-type="string" calcext:value-type="string">
            <text:p>クン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王駒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table" table:style-name="ta1">
        <table:table-column table:style-name="co8" table:number-columns-repeated="1024" table:default-cell-style-name="ce7"/>
        <table:table-row table:style-name="ro1">
          <table:table-cell table:style-name="ce6" office:value-type="string" calcext:value-type="string">
            <text:p>記</text:p>
          </table:table-cell>
          <table:table-cell table:style-name="ce6" office:value-type="string" calcext:value-type="string">
            <text:p>日</text:p>
          </table:table-cell>
          <table:table-cell table:style-name="ce6" table:number-columns-repeated="2"/>
          <table:table-cell table:style-name="ce11"/>
          <table:table-cell table:style-name="ce6" office:value-type="string" calcext:value-type="string">
            <text:p>欧</text:p>
          </table:table-cell>
          <table:table-cell table:style-name="ce6" table:number-columns-repeated="2"/>
          <table:table-cell table:style-name="ce11"/>
          <table:table-cell table:style-name="ce6" office:value-type="string" calcext:value-type="string">
            <text:p>中</text:p>
          </table:table-cell>
          <table:table-cell table:style-name="ce6" table:number-columns-repeated="2"/>
          <table:table-cell table:style-name="ce11"/>
          <table:table-cell table:style-name="ce6" office:value-type="string" calcext:value-type="string">
            <text:p>朝</text:p>
          </table:table-cell>
          <table:table-cell table:style-name="ce6" table:number-columns-repeated="2"/>
          <table:table-cell table:style-name="ce11"/>
          <table:table-cell table:style-name="ce6" office:value-type="string" calcext:value-type="string">
            <text:p>泰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6" office:value-type="string" calcext:value-type="string">
            <text:p>兵</text:p>
          </table:table-cell>
          <table:table-cell table:style-name="ce9" office:value-type="string" calcext:value-type="string">
            <text:p>歩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IFERROR(VLOOKUP([.B2];[.$A$17:.$C$50];3;0);0)" office:value-type="float" office:value="2" calcext:value-type="float">
            <text:p>2</text:p>
          </table:table-cell>
          <table:table-cell table:style-name="ce9" office:value-type="string" calcext:value-type="string">
            <text:p>兵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IFERROR(VLOOKUP([.F2];[.$A$17:.$C$50];3;0);0)/2" office:value-type="float" office:value="1.5" calcext:value-type="float">
            <text:p>1.5</text:p>
          </table:table-cell>
          <table:table-cell table:style-name="ce9" office:value-type="string" calcext:value-type="string">
            <text:p>卒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table:formula="of:=IFERROR(VLOOKUP([.J2];[.$A$17:.$C$50];3;0);0)" office:value-type="float" office:value="2" calcext:value-type="float">
            <text:p>2</text:p>
          </table:table-cell>
          <table:table-cell table:style-name="ce9" office:value-type="string" calcext:value-type="string">
            <text:p>卆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IFERROR(VLOOKUP([.N2];[.$A$17:.$C$50];3;0);0)" office:value-type="float" office:value="4" calcext:value-type="float">
            <text:p>4</text:p>
          </table:table-cell>
          <table:table-cell table:style-name="ce9" office:value-type="string" calcext:value-type="string">
            <text:p>貝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table:formula="of:=IFERROR(VLOOKUP([.R2];[.$A$17:.$C$50];3;0);0)" office:value-type="float" office:value="3" calcext:value-type="float">
            <text:p>3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6" office:value-type="string" calcext:value-type="string">
            <text:p>馬</text:p>
          </table:table-cell>
          <table:table-cell table:style-name="ce9" office:value-type="string" calcext:value-type="string">
            <text:p>桂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ERROR(VLOOKUP([.B3];[.$A$17:.$C$50];3;0);0)" office:value-type="float" office:value="7" calcext:value-type="float">
            <text:p>7</text:p>
          </table:table-cell>
          <table:table-cell table:style-name="ce9" office:value-type="string" calcext:value-type="string">
            <text:p>騎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IFERROR(VLOOKUP([.F3];[.$A$17:.$C$50];3;0);0)" office:value-type="float" office:value="12" calcext:value-type="float">
            <text:p>12</text:p>
          </table:table-cell>
          <table:table-cell table:style-name="ce9" office:value-type="string" calcext:value-type="string">
            <text:p>馮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IFERROR(VLOOKUP([.J3];[.$A$17:.$C$50];3;0);0)" office:value-type="float" office:value="7" calcext:value-type="float">
            <text:p>7</text:p>
          </table:table-cell>
          <table:table-cell table:style-name="ce9" office:value-type="string" calcext:value-type="string">
            <text:p>馼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IFERROR(VLOOKUP([.N3];[.$A$17:.$C$50];3;0);0)" office:value-type="float" office:value="7" calcext:value-type="float">
            <text:p>7</text:p>
          </table:table-cell>
          <table:table-cell table:style-name="ce9" office:value-type="string" calcext:value-type="string">
            <text:p>瑪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IFERROR(VLOOKUP([.R3];[.$A$17:.$C$50];3;0);0)" office:value-type="float" office:value="12" calcext:value-type="float">
            <text:p>12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6" office:value-type="string" calcext:value-type="string">
            <text:p>象</text:p>
          </table:table-cell>
          <table:table-cell table:style-name="ce9" office:value-type="string" calcext:value-type="string">
            <text:p>銀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IFERROR(VLOOKUP([.B4];[.$A$17:.$C$50];3;0);0)" office:value-type="float" office:value="9" calcext:value-type="float">
            <text:p>9</text:p>
          </table:table-cell>
          <table:table-cell table:style-name="ce9" office:value-type="string" calcext:value-type="string">
            <text:p>聖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IFERROR(VLOOKUP([.F4];[.$A$17:.$C$50];3;0);0)" office:value-type="float" office:value="12" calcext:value-type="float">
            <text:p>12</text:p>
          </table:table-cell>
          <table:table-cell table:style-name="ce9" office:value-type="string" calcext:value-type="string">
            <text:p>相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IFERROR(VLOOKUP([.J4];[.$A$17:.$C$50];3;0);0)" office:value-type="float" office:value="5" calcext:value-type="float">
            <text:p>5</text:p>
          </table:table-cell>
          <table:table-cell table:style-name="ce9" office:value-type="string" calcext:value-type="string">
            <text:p>象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IFERROR(VLOOKUP([.N4];[.$A$17:.$C$50];3;0);0)" office:value-type="float" office:value="6" calcext:value-type="float">
            <text:p>6</text:p>
          </table:table-cell>
          <table:table-cell table:style-name="ce9" office:value-type="string" calcext:value-type="string">
            <text:p>根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IFERROR(VLOOKUP([.R4];[.$A$17:.$C$50];3;0);0)" office:value-type="float" office:value="8" calcext:value-type="float">
            <text:p>8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6"/>
          <table:table-cell table:style-name="ce9" office:value-type="string" calcext:value-type="string">
            <text:p>角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IFERROR(VLOOKUP([.B5];[.$A$17:.$C$50];3;0);0)" office:value-type="float" office:value="14" calcext:value-type="float">
            <text:p>14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F5];[.$A$17:.$C$50];3;0);0)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J5];[.$A$17:.$C$50];3;0);0)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N5];[.$A$17:.$C$50];3;0);0)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R5];[.$A$17:.$C$50];3;0);0)" office:value-type="float" office:value="0" calcext:value-type="float">
            <text:p>0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6" office:value-type="string" calcext:value-type="string">
            <text:p>砲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B6];[.$A$17:.$C$50];3;0);0)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F6];[.$A$17:.$C$50];3;0);0)" office:value-type="float" office:value="0" calcext:value-type="float">
            <text:p>0</text:p>
          </table:table-cell>
          <table:table-cell table:style-name="ce9" office:value-type="string" calcext:value-type="string">
            <text:p>炮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IFERROR(VLOOKUP([.J6];[.$A$17:.$C$50];3;0);0)" office:value-type="float" office:value="10" calcext:value-type="float">
            <text:p>10</text:p>
          </table:table-cell>
          <table:table-cell table:style-name="ce9" office:value-type="string" calcext:value-type="string">
            <text:p>包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IFERROR(VLOOKUP([.N6];[.$A$17:.$C$50];3;0);0)" office:value-type="float" office:value="8" calcext:value-type="float">
            <text:p>8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R6];[.$A$17:.$C$50];3;0);0)" office:value-type="float" office:value="0" calcext:value-type="float">
            <text:p>0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6" office:value-type="string" calcext:value-type="string">
            <text:p>車</text:p>
          </table:table-cell>
          <table:table-cell table:style-name="ce9" office:value-type="string" calcext:value-type="string">
            <text:p>香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IFERROR(VLOOKUP([.B7];[.$A$17:.$C$50];3;0);0)" office:value-type="float" office:value="5" calcext:value-type="float">
            <text:p>5</text:p>
          </table:table-cell>
          <table:table-cell table:style-name="ce9" office:value-type="string" calcext:value-type="string">
            <text:p>塔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IFERROR(VLOOKUP([.F7];[.$A$17:.$C$50];3;0);0)" office:value-type="float" office:value="20" calcext:value-type="float">
            <text:p>20</text:p>
          </table:table-cell>
          <table:table-cell table:style-name="ce9" office:value-type="string" calcext:value-type="string">
            <text:p>俥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IFERROR(VLOOKUP([.J7];[.$A$17:.$C$50];3;0);0)" office:value-type="float" office:value="20" calcext:value-type="float">
            <text:p>20</text:p>
          </table:table-cell>
          <table:table-cell table:style-name="ce9" office:value-type="string" calcext:value-type="string">
            <text:p>車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IFERROR(VLOOKUP([.N7];[.$A$17:.$C$50];3;0);0)" office:value-type="float" office:value="20" calcext:value-type="float">
            <text:p>20</text:p>
          </table:table-cell>
          <table:table-cell table:style-name="ce9" office:value-type="string" calcext:value-type="string">
            <text:p>船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IFERROR(VLOOKUP([.R7];[.$A$17:.$C$50];3;0);0)" office:value-type="float" office:value="20" calcext:value-type="float">
            <text:p>20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6"/>
          <table:table-cell table:style-name="ce9" office:value-type="string" calcext:value-type="string">
            <text:p>飛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IFERROR(VLOOKUP([.B8];[.$A$17:.$C$50];3;0);0)" office:value-type="float" office:value="22" calcext:value-type="float">
            <text:p>22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F8];[.$A$17:.$C$50];3;0);0)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J8];[.$A$17:.$C$50];3;0);0)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N8];[.$A$17:.$C$50];3;0);0)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string" calcext:value-type="string">
            <text:p>―</text:p>
          </table:table-cell>
          <table:table-cell table:style-name="ce6" table:formula="of:=IFERROR(VLOOKUP([.R8];[.$A$17:.$C$50];3;0);0)" office:value-type="float" office:value="0" calcext:value-type="float">
            <text:p>0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6" office:value-type="string" calcext:value-type="string">
            <text:p>将</text:p>
          </table:table-cell>
          <table:table-cell table:style-name="ce9" office:value-type="string" calcext:value-type="string">
            <text:p>金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IFERROR(VLOOKUP([.B9];[.$A$17:.$C$50];3;0);0)" office:value-type="float" office:value="10" calcext:value-type="float">
            <text:p>10</text:p>
          </table:table-cell>
          <table:table-cell table:style-name="ce9" office:value-type="string" calcext:value-type="string">
            <text:p>后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IFERROR(VLOOKUP([.F9];[.$A$17:.$C$50];3;0);0)" office:value-type="float" office:value="36" calcext:value-type="float">
            <text:p>36</text:p>
          </table:table-cell>
          <table:table-cell table:style-name="ce9" office:value-type="string" calcext:value-type="string">
            <text:p>仕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IFERROR(VLOOKUP([.J9];[.$A$17:.$C$50];3;0);0)" office:value-type="float" office:value="4" calcext:value-type="float">
            <text:p>4</text:p>
          </table:table-cell>
          <table:table-cell table:style-name="ce9" office:value-type="string" calcext:value-type="string">
            <text:p>士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IFERROR(VLOOKUP([.N9];[.$A$17:.$C$50];3;0);0)" office:value-type="float" office:value="5" calcext:value-type="float">
            <text:p>5</text:p>
          </table:table-cell>
          <table:table-cell table:style-name="ce9" office:value-type="string" calcext:value-type="string">
            <text:p>種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IFERROR(VLOOKUP([.R9];[.$A$17:.$C$50];3;0);0)" office:value-type="float" office:value="5" calcext:value-type="float">
            <text:p>5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6" office:value-type="string" calcext:value-type="string">
            <text:p>王</text:p>
          </table:table-cell>
          <table:table-cell table:style-name="ce9" office:value-type="string" calcext:value-type="string">
            <text:p>玉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IFERROR(VLOOKUP([.B10];[.$A$17:.$C$50];3;0);0)" office:value-type="float" office:value="0" calcext:value-type="float">
            <text:p>0</text:p>
          </table:table-cell>
          <table:table-cell table:style-name="ce9" office:value-type="string" calcext:value-type="string">
            <text:p>王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IFERROR(VLOOKUP([.F10];[.$A$17:.$C$50];3;0);0)" office:value-type="float" office:value="-5" calcext:value-type="float">
            <text:p>-5</text:p>
          </table:table-cell>
          <table:table-cell table:style-name="ce9" office:value-type="string" calcext:value-type="string">
            <text:p>帥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IFERROR(VLOOKUP([.J10];[.$A$17:.$C$50];3;0);0)" office:value-type="float" office:value="-5" calcext:value-type="float">
            <text:p>-5</text:p>
          </table:table-cell>
          <table:table-cell table:style-name="ce9" office:value-type="string" calcext:value-type="string">
            <text:p>楚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IFERROR(VLOOKUP([.N10];[.$A$17:.$C$50];3;0);0)" office:value-type="float" office:value="-8" calcext:value-type="float">
            <text:p>-8</text:p>
          </table:table-cell>
          <table:table-cell table:style-name="ce9" office:value-type="string" calcext:value-type="string">
            <text:p>君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IFERROR(VLOOKUP([.R10];[.$A$17:.$C$50];3;0);0)" office:value-type="float" office:value="-10" calcext:value-type="float">
            <text:p>-10</text:p>
          </table:table-cell>
          <table:table-cell table:style-name="ce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后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塔</text:p>
          </table:table-cell>
          <table:table-cell table:style-name="ce8" office:value-type="string" calcext:value-type="string">
            <text:p>角</text:p>
          </table:table-cell>
          <table:table-cell table:style-name="ce8" office:value-type="string" calcext:value-type="string">
            <text:p>聖</text:p>
          </table:table-cell>
          <table:table-cell table:style-name="ce8" office:value-type="string" calcext:value-type="string">
            <text:p>金</text:p>
          </table:table-cell>
          <table:table-cell table:style-name="ce8" office:value-type="string" calcext:value-type="string">
            <text:p>銀</text:p>
          </table:table-cell>
          <table:table-cell table:style-name="ce8" office:value-type="string" calcext:value-type="string">
            <text:p>根</text:p>
          </table:table-cell>
          <table:table-cell table:style-name="ce8" office:value-type="string" calcext:value-type="string">
            <text:p>馮</text:p>
          </table:table-cell>
          <table:table-cell table:style-name="ce8" office:value-type="string" calcext:value-type="string">
            <text:p>象</text:p>
          </table:table-cell>
          <table:table-cell table:style-name="ce8" office:value-type="string" calcext:value-type="string">
            <text:p>相</text:p>
          </table:table-cell>
          <table:table-cell table:style-name="ce8" office:value-type="string" calcext:value-type="string">
            <text:p>香</text:p>
          </table:table-cell>
          <table:table-cell table:style-name="ce8" office:value-type="string" calcext:value-type="string">
            <text:p>士</text:p>
          </table:table-cell>
          <table:table-cell table:style-name="ce8" office:value-type="string" calcext:value-type="string">
            <text:p>仕</text:p>
          </table:table-cell>
          <table:table-cell table:style-name="ce8" office:value-type="string" calcext:value-type="string">
            <text:p>兵</text:p>
          </table:table-cell>
          <table:table-cell table:style-name="ce8" office:value-type="string" calcext:value-type="string">
            <text:p>歩</text:p>
          </table:table-cell>
          <table:table-cell table:style-name="Default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table:number-columns-repeated="2"/>
          <table:table-cell table:style-name="ce8" office:value-type="string" calcext:value-type="string">
            <text:p>俥</text:p>
          </table:table-cell>
          <table:table-cell/>
          <table:table-cell table:style-name="ce8" office:value-type="string" calcext:value-type="string">
            <text:p>騎</text:p>
          </table:table-cell>
          <table:table-cell table:style-name="ce8" office:value-type="string" calcext:value-type="string">
            <text:p>炮</text:p>
          </table:table-cell>
          <table:table-cell table:style-name="ce8" office:value-type="string" calcext:value-type="string">
            <text:p>包</text:p>
          </table:table-cell>
          <table:table-cell table:style-name="ce8"/>
          <table:table-cell table:style-name="ce8" office:value-type="string" calcext:value-type="string">
            <text:p>馼</text:p>
          </table:table-cell>
          <table:table-cell table:style-name="ce8"/>
          <table:table-cell table:style-name="Default"/>
          <table:table-cell table:style-name="ce8" office:value-type="string" calcext:value-type="string">
            <text:p>種</text:p>
          </table:table-cell>
          <table:table-cell/>
          <table:table-cell table:style-name="ce8" office:value-type="string" calcext:value-type="string">
            <text:p>卆</text:p>
          </table:table-cell>
          <table:table-cell table:style-name="ce8" office:value-type="string" calcext:value-type="string">
            <text:p>貝</text:p>
          </table:table-cell>
          <table:table-cell table:style-name="ce8" office:value-type="string" calcext:value-type="string">
            <text:p>卒</text:p>
          </table:table-cell>
          <table:table-cell table:style-name="Default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table:number-columns-repeated="2"/>
          <table:table-cell table:style-name="ce8" office:value-type="string" calcext:value-type="string">
            <text:p>車</text:p>
          </table:table-cell>
          <table:table-cell/>
          <table:table-cell table:style-name="ce8" office:value-type="string" calcext:value-type="string">
            <text:p>瑪</text:p>
          </table:table-cell>
          <table:table-cell/>
          <table:table-cell table:style-name="ce10" table:number-columns-repeated="2"/>
          <table:table-cell table:style-name="ce8" office:value-type="string" calcext:value-type="string">
            <text:p>桂</text:p>
          </table:table-cell>
          <table:table-cell table:style-name="ce10"/>
          <table:table-cell table:style-name="Default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 table:number-columns-repeated="2"/>
          <table:table-cell table:style-name="ce8" office:value-type="string" calcext:value-type="string">
            <text:p>船</text:p>
          </table:table-cell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1002"/>
        </table:table-row>
        <table:table-row table:style-name="ro1">
          <table:table-cell/>
          <table:table-cell table:style-name="ce10"/>
          <table:table-cell table:number-columns-repeated="8"/>
          <table:table-cell table:style-name="ce10"/>
          <table:table-cell/>
          <table:table-cell table:style-name="ce10" table:number-columns-repeated="4"/>
          <table:table-cell table:number-columns-repeated="1007"/>
          <table:table-cell table:style-name="ce10"/>
        </table:table-row>
        <table:table-row table:style-name="ro1">
          <table:table-cell table:style-name="ce8" office:value-type="string" calcext:value-type="string">
            <text:p>后</text:p>
          </table:table-cell>
          <table:table-cell table:style-name="ce10" office:value-type="string" calcext:value-type="string">
            <text:p>欧</text:p>
          </table:table-cell>
          <table:table-cell office:value-type="float" office:value="36" calcext:value-type="float">
            <text:p>36</text:p>
          </table:table-cell>
          <table:table-cell table:style-name="ce10"/>
          <table:table-cell table:style-name="ce10" office:value-type="string" calcext:value-type="string">
            <text:p>日</text:p>
          </table:table-cell>
          <table:table-cell table:style-name="ce10"/>
          <table:table-cell table:style-name="ce10" table:formula="of:=SUM([.G18:.G26])" office:value-type="float" office:value="116" calcext:value-type="float">
            <text:p>116</text:p>
          </table:table-cell>
          <table:table-cell table:style-name="ce10" office:value-type="string" calcext:value-type="string">
            <text:p>欧</text:p>
          </table:table-cell>
          <table:table-cell table:style-name="ce10"/>
          <table:table-cell table:style-name="ce10" table:formula="of:=SUM([.J18:.J26])" office:value-type="float" office:value="143" calcext:value-type="float">
            <text:p>143</text:p>
          </table:table-cell>
          <table:table-cell table:style-name="ce10" office:value-type="string" calcext:value-type="string">
            <text:p>中</text:p>
          </table:table-cell>
          <table:table-cell table:style-name="ce10"/>
          <table:table-cell table:style-name="ce10" table:formula="of:=SUM([.M18:.M26])" office:value-type="float" office:value="97" calcext:value-type="float">
            <text:p>97</text:p>
          </table:table-cell>
          <table:table-cell table:style-name="ce10" office:value-type="string" calcext:value-type="string">
            <text:p>朝</text:p>
          </table:table-cell>
          <table:table-cell table:style-name="ce10"/>
          <table:table-cell table:style-name="ce10" table:formula="of:=SUM([.P18:.P26])" office:value-type="float" office:value="104" calcext:value-type="float">
            <text:p>104</text:p>
          </table:table-cell>
          <table:table-cell office:value-type="string" calcext:value-type="string">
            <text:p>泰</text:p>
          </table:table-cell>
          <table:table-cell/>
          <table:table-cell table:style-name="ce10" table:formula="of:=SUM([.S18:.S26])" office:value-type="float" office:value="99" calcext:value-type="float">
            <text:p>99</text:p>
          </table:table-cell>
          <table:table-cell table:number-columns-repeated="1004"/>
          <table:table-cell table:style-name="ce10"/>
        </table:table-row>
        <table:table-row table:style-name="ro1">
          <table:table-cell table:style-name="ce8" office:value-type="string" calcext:value-type="string">
            <text:p>飛</text:p>
          </table:table-cell>
          <table:table-cell table:style-name="ce10" office:value-type="string" calcext:value-type="string">
            <text:p>日</text:p>
          </table:table-cell>
          <table:table-cell office:value-type="float" office:value="22" calcext:value-type="float">
            <text:p>22</text:p>
          </table:table-cell>
          <table:table-cell table:style-name="ce10"/>
          <table:table-cell table:style-name="ce10" office:value-type="string" calcext:value-type="string">
            <text:p>歩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IFERROR(VLOOKUP([.E18];[.$A$17:.$C$50];3;0)*[.F18];0)" office:value-type="float" office:value="18" calcext:value-type="float">
            <text:p>18</text:p>
          </table:table-cell>
          <table:table-cell table:style-name="ce13" office:value-type="string" calcext:value-type="string">
            <text:p>兵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IFERROR(VLOOKUP([.H18];[.$A$17:.$C$50];3;0)*[.I18];0)" office:value-type="float" office:value="24" calcext:value-type="float">
            <text:p>24</text:p>
          </table:table-cell>
          <table:table-cell table:style-name="ce13" office:value-type="string" calcext:value-type="string">
            <text:p>卒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IFERROR(VLOOKUP([.K18];[.$A$17:.$C$50];3;0)*[.L18];0)" office:value-type="float" office:value="10" calcext:value-type="float">
            <text:p>10</text:p>
          </table:table-cell>
          <table:table-cell table:style-name="ce13" office:value-type="string" calcext:value-type="string">
            <text:p>卆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IFERROR(VLOOKUP([.N18];[.$A$17:.$C$50];3;0)*[.O18];0)" office:value-type="float" office:value="20" calcext:value-type="float">
            <text:p>20</text:p>
          </table:table-cell>
          <table:table-cell table:style-name="ce12" office:value-type="string" calcext:value-type="string">
            <text:p>貝</text:p>
          </table:table-cell>
          <table:table-cell office:value-type="float" office:value="8" calcext:value-type="float">
            <text:p>8</text:p>
          </table:table-cell>
          <table:table-cell table:style-name="ce13" table:formula="of:=IFERROR(VLOOKUP([.Q18];[.$A$17:.$C$50];3;0)*[.R18];0)" office:value-type="float" office:value="24" calcext:value-type="float">
            <text:p>24</text:p>
          </table:table-cell>
          <table:table-cell table:number-columns-repeated="1004"/>
          <table:table-cell table:style-name="ce10"/>
        </table:table-row>
        <table:table-row table:style-name="ro1">
          <table:table-cell table:style-name="ce8" office:value-type="string" calcext:value-type="string">
            <text:p>俥</text:p>
          </table:table-cell>
          <table:table-cell table:style-name="ce10" office:value-type="string" calcext:value-type="string">
            <text:p>中</text:p>
          </table:table-cell>
          <table:table-cell office:value-type="float" office:value="20" calcext:value-type="float">
            <text:p>20</text:p>
          </table:table-cell>
          <table:table-cell table:style-name="ce10"/>
          <table:table-cell table:style-name="ce10" office:value-type="string" calcext:value-type="string">
            <text:p>桂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E19];[.$A$17:.$C$50];3;0)*[.F19];0)" office:value-type="float" office:value="14" calcext:value-type="float">
            <text:p>14</text:p>
          </table:table-cell>
          <table:table-cell table:style-name="ce13" office:value-type="string" calcext:value-type="string">
            <text:p>騎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H19];[.$A$17:.$C$50];3;0)*[.I19];0)" office:value-type="float" office:value="24" calcext:value-type="float">
            <text:p>24</text:p>
          </table:table-cell>
          <table:table-cell table:style-name="ce13" office:value-type="string" calcext:value-type="string">
            <text:p>馮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K19];[.$A$17:.$C$50];3;0)*[.L19];0)" office:value-type="float" office:value="14" calcext:value-type="float">
            <text:p>14</text:p>
          </table:table-cell>
          <table:table-cell table:style-name="ce13" office:value-type="string" calcext:value-type="string">
            <text:p>馼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N19];[.$A$17:.$C$50];3;0)*[.O19];0)" office:value-type="float" office:value="14" calcext:value-type="float">
            <text:p>14</text:p>
          </table:table-cell>
          <table:table-cell table:style-name="ce12" office:value-type="string" calcext:value-type="string">
            <text:p>瑪</text:p>
          </table:table-cell>
          <table:table-cell office:value-type="float" office:value="2" calcext:value-type="float">
            <text:p>2</text:p>
          </table:table-cell>
          <table:table-cell table:style-name="ce13" table:formula="of:=IFERROR(VLOOKUP([.Q19];[.$A$17:.$C$50];3;0)*[.R19];0)" office:value-type="float" office:value="24" calcext:value-type="float">
            <text:p>24</text:p>
          </table:table-cell>
          <table:table-cell table:number-columns-repeated="1004"/>
          <table:table-cell table:style-name="ce10"/>
        </table:table-row>
        <table:table-row table:style-name="ro1">
          <table:table-cell table:style-name="ce8" office:value-type="string" calcext:value-type="string">
            <text:p>車</text:p>
          </table:table-cell>
          <table:table-cell table:style-name="ce10" office:value-type="string" calcext:value-type="string">
            <text:p>朝</text:p>
          </table:table-cell>
          <table:table-cell office:value-type="float" office:value="20" calcext:value-type="float">
            <text:p>20</text:p>
          </table:table-cell>
          <table:table-cell table:style-name="ce10"/>
          <table:table-cell table:style-name="ce10" office:value-type="string" calcext:value-type="string">
            <text:p>銀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E20];[.$A$17:.$C$50];3;0)*[.F20];0)" office:value-type="float" office:value="18" calcext:value-type="float">
            <text:p>18</text:p>
          </table:table-cell>
          <table:table-cell table:style-name="ce13" office:value-type="string" calcext:value-type="string">
            <text:p>聖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H20];[.$A$17:.$C$50];3;0)*[.I20];0)" office:value-type="float" office:value="24" calcext:value-type="float">
            <text:p>24</text:p>
          </table:table-cell>
          <table:table-cell table:style-name="ce13" office:value-type="string" calcext:value-type="string">
            <text:p>相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K20];[.$A$17:.$C$50];3;0)*[.L20];0)" office:value-type="float" office:value="10" calcext:value-type="float">
            <text:p>10</text:p>
          </table:table-cell>
          <table:table-cell table:style-name="ce13" office:value-type="string" calcext:value-type="string">
            <text:p>象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N20];[.$A$17:.$C$50];3;0)*[.O20];0)" office:value-type="float" office:value="12" calcext:value-type="float">
            <text:p>12</text:p>
          </table:table-cell>
          <table:table-cell table:style-name="ce12" office:value-type="string" calcext:value-type="string">
            <text:p>根</text:p>
          </table:table-cell>
          <table:table-cell office:value-type="float" office:value="2" calcext:value-type="float">
            <text:p>2</text:p>
          </table:table-cell>
          <table:table-cell table:style-name="ce13" table:formula="of:=IFERROR(VLOOKUP([.Q20];[.$A$17:.$C$50];3;0)*[.R20];0)" office:value-type="float" office:value="16" calcext:value-type="float">
            <text:p>16</text:p>
          </table:table-cell>
          <table:table-cell table:number-columns-repeated="1004"/>
          <table:table-cell table:style-name="ce10"/>
        </table:table-row>
        <table:table-row table:style-name="ro1">
          <table:table-cell table:style-name="ce8" office:value-type="string" calcext:value-type="string">
            <text:p>塔</text:p>
          </table:table-cell>
          <table:table-cell table:style-name="ce10" office:value-type="string" calcext:value-type="string">
            <text:p>欧</text:p>
          </table:table-cell>
          <table:table-cell office:value-type="float" office:value="20" calcext:value-type="float">
            <text:p>20</text:p>
          </table:table-cell>
          <table:table-cell table:style-name="ce10"/>
          <table:table-cell table:style-name="ce10" office:value-type="string" calcext:value-type="string">
            <text:p>角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ERROR(VLOOKUP([.E21];[.$A$17:.$C$50];3;0)*[.F21];0)" office:value-type="float" office:value="14" calcext:value-type="float">
            <text:p>14</text:p>
          </table:table-cell>
          <table:table-cell table:style-name="ce13" table:number-columns-repeated="2"/>
          <table:table-cell table:style-name="ce13" table:formula="of:=IFERROR(VLOOKUP([.H21];[.$A$17:.$C$50];3;0)*[.I21];0)" office:value-type="float" office:value="0" calcext:value-type="float">
            <text:p>0</text:p>
          </table:table-cell>
          <table:table-cell table:style-name="ce12" table:number-columns-repeated="2"/>
          <table:table-cell table:style-name="ce13" table:formula="of:=IFERROR(VLOOKUP([.K21];[.$A$17:.$C$50];3;0)*[.L21];0)" office:value-type="float" office:value="0" calcext:value-type="float">
            <text:p>0</text:p>
          </table:table-cell>
          <table:table-cell table:style-name="ce12"/>
          <table:table-cell table:style-name="ce13"/>
          <table:table-cell table:style-name="ce13" table:formula="of:=IFERROR(VLOOKUP([.N21];[.$A$17:.$C$50];3;0)*[.O21];0)" office:value-type="float" office:value="0" calcext:value-type="float">
            <text:p>0</text:p>
          </table:table-cell>
          <table:table-cell table:style-name="ce12"/>
          <table:table-cell/>
          <table:table-cell table:style-name="ce13" table:formula="of:=IFERROR(VLOOKUP([.Q21];[.$A$17:.$C$50];3;0)*[.R21];0)" office:value-type="float" office:value="0" calcext:value-type="float">
            <text:p>0</text:p>
          </table:table-cell>
          <table:table-cell table:number-columns-repeated="1004"/>
          <table:table-cell table:style-name="ce10"/>
        </table:table-row>
        <table:table-row table:style-name="ro1">
          <table:table-cell table:style-name="ce8" office:value-type="string" calcext:value-type="string">
            <text:p>船</text:p>
          </table:table-cell>
          <table:table-cell table:style-name="ce10" office:value-type="string" calcext:value-type="string">
            <text:p>泰</text:p>
          </table:table-cell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3"/>
          <table:table-cell table:style-name="ce13" table:formula="of:=IFERROR(VLOOKUP([.E22];[.$A$17:.$C$50];3;0)*[.F22];0)" office:value-type="float" office:value="0" calcext:value-type="float">
            <text:p>0</text:p>
          </table:table-cell>
          <table:table-cell table:style-name="ce12"/>
          <table:table-cell table:style-name="ce13"/>
          <table:table-cell table:style-name="ce13" table:formula="of:=IFERROR(VLOOKUP([.H22];[.$A$17:.$C$50];3;0)*[.I22];0)" office:value-type="float" office:value="0" calcext:value-type="float">
            <text:p>0</text:p>
          </table:table-cell>
          <table:table-cell table:style-name="ce12" office:value-type="string" calcext:value-type="string">
            <text:p>炮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IFERROR(VLOOKUP([.K22];[.$A$17:.$C$50];3;0)*[.L22];0)" office:value-type="float" office:value="20" calcext:value-type="float">
            <text:p>20</text:p>
          </table:table-cell>
          <table:table-cell table:style-name="ce12" office:value-type="string" calcext:value-type="string">
            <text:p>包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IFERROR(VLOOKUP([.N22];[.$A$17:.$C$50];3;0)*[.O22];0)" office:value-type="float" office:value="16" calcext:value-type="float">
            <text:p>16</text:p>
          </table:table-cell>
          <table:table-cell table:style-name="ce12"/>
          <table:table-cell/>
          <table:table-cell table:style-name="ce13" table:formula="of:=IFERROR(VLOOKUP([.Q22];[.$A$17:.$C$50];3;0)*[.R22];0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角</text:p>
          </table:table-cell>
          <table:table-cell table:style-name="ce10"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table:style-name="ce10"/>
          <table:table-cell table:style-name="ce10" office:value-type="string" calcext:value-type="string">
            <text:p>香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E23];[.$A$17:.$C$50];3;0)*[.F23];0)" office:value-type="float" office:value="10" calcext:value-type="float">
            <text:p>10</text:p>
          </table:table-cell>
          <table:table-cell table:style-name="ce13" office:value-type="string" calcext:value-type="string">
            <text:p>塔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H23];[.$A$17:.$C$50];3;0)*[.I23];0)" office:value-type="float" office:value="40" calcext:value-type="float">
            <text:p>40</text:p>
          </table:table-cell>
          <table:table-cell table:style-name="ce13" office:value-type="string" calcext:value-type="string">
            <text:p>俥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K23];[.$A$17:.$C$50];3;0)*[.L23];0)" office:value-type="float" office:value="40" calcext:value-type="float">
            <text:p>40</text:p>
          </table:table-cell>
          <table:table-cell table:style-name="ce13" office:value-type="string" calcext:value-type="string">
            <text:p>車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N23];[.$A$17:.$C$50];3;0)*[.O23];0)" office:value-type="float" office:value="40" calcext:value-type="float">
            <text:p>40</text:p>
          </table:table-cell>
          <table:table-cell table:style-name="ce12" office:value-type="string" calcext:value-type="string">
            <text:p>船</text:p>
          </table:table-cell>
          <table:table-cell office:value-type="float" office:value="2" calcext:value-type="float">
            <text:p>2</text:p>
          </table:table-cell>
          <table:table-cell table:style-name="ce13" table:formula="of:=IFERROR(VLOOKUP([.Q23];[.$A$17:.$C$50];3;0)*[.R23];0)" office:value-type="float" office:value="40" calcext:value-type="float">
            <text:p>40</text:p>
          </table:table-cell>
          <table:table-cell table:number-columns-repeated="1004"/>
          <table:table-cell table:style-name="ce10"/>
        </table:table-row>
        <table:table-row table:style-name="ro1">
          <table:table-cell table:style-name="ce8" office:value-type="string" calcext:value-type="string">
            <text:p>聖</text:p>
          </table:table-cell>
          <table:table-cell table:style-name="ce10" office:value-type="string" calcext:value-type="string">
            <text:p>欧</text:p>
          </table:table-cell>
          <table:table-cell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飛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ERROR(VLOOKUP([.E24];[.$A$17:.$C$50];3;0)*[.F24];0)" office:value-type="float" office:value="22" calcext:value-type="float">
            <text:p>22</text:p>
          </table:table-cell>
          <table:table-cell table:style-name="ce12" table:number-columns-repeated="2"/>
          <table:table-cell table:style-name="ce13" table:formula="of:=IFERROR(VLOOKUP([.H24];[.$A$17:.$C$50];3;0)*[.I24];0)" office:value-type="float" office:value="0" calcext:value-type="float">
            <text:p>0</text:p>
          </table:table-cell>
          <table:table-cell table:style-name="ce12" table:number-columns-repeated="2"/>
          <table:table-cell table:style-name="ce13" table:formula="of:=IFERROR(VLOOKUP([.K24];[.$A$17:.$C$50];3;0)*[.L24];0)" office:value-type="float" office:value="0" calcext:value-type="float">
            <text:p>0</text:p>
          </table:table-cell>
          <table:table-cell table:style-name="ce12" table:number-columns-repeated="2"/>
          <table:table-cell table:style-name="ce13" table:formula="of:=IFERROR(VLOOKUP([.N24];[.$A$17:.$C$50];3;0)*[.O24];0)" office:value-type="float" office:value="0" calcext:value-type="float">
            <text:p>0</text:p>
          </table:table-cell>
          <table:table-cell table:style-name="ce12"/>
          <table:table-cell/>
          <table:table-cell table:style-name="ce13" table:formula="of:=IFERROR(VLOOKUP([.Q24];[.$A$17:.$C$50];3;0)*[.R24];0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騎</text:p>
          </table:table-cell>
          <table:table-cell table:style-name="ce10" office:value-type="string" calcext:value-type="string">
            <text:p>欧</text:p>
          </table:table-cell>
          <table:table-cell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金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IFERROR(VLOOKUP([.E25];[.$A$17:.$C$50];3;0)*[.F25];0)" office:value-type="float" office:value="20" calcext:value-type="float">
            <text:p>20</text:p>
          </table:table-cell>
          <table:table-cell table:style-name="ce12" office:value-type="string" calcext:value-type="string">
            <text:p>后</text:p>
          </table:table-cell>
          <table:table-cell table:style-name="ce12" office:value-type="float" office:value="1" calcext:value-type="float">
            <text:p>1</text:p>
          </table:table-cell>
          <table:table-cell table:style-name="ce13" table:formula="of:=IFERROR(VLOOKUP([.H25];[.$A$17:.$C$50];3;0)*[.I25];0)" office:value-type="float" office:value="36" calcext:value-type="float">
            <text:p>36</text:p>
          </table:table-cell>
          <table:table-cell table:style-name="ce12" office:value-type="string" calcext:value-type="string">
            <text:p>仕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IFERROR(VLOOKUP([.K25];[.$A$17:.$C$50];3;0)*[.L25];0)" office:value-type="float" office:value="8" calcext:value-type="float">
            <text:p>8</text:p>
          </table:table-cell>
          <table:table-cell table:style-name="ce12" office:value-type="string" calcext:value-type="string">
            <text:p>士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IFERROR(VLOOKUP([.N25];[.$A$17:.$C$50];3;0)*[.O25];0)" office:value-type="float" office:value="10" calcext:value-type="float">
            <text:p>10</text:p>
          </table:table-cell>
          <table:table-cell table:style-name="ce12" office:value-type="string" calcext:value-type="string">
            <text:p>種</text:p>
          </table:table-cell>
          <table:table-cell office:value-type="float" office:value="1" calcext:value-type="float">
            <text:p>1</text:p>
          </table:table-cell>
          <table:table-cell table:style-name="ce13" table:formula="of:=IFERROR(VLOOKUP([.Q25];[.$A$17:.$C$50];3;0)*[.R25];0)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瑪</text:p>
          </table:table-cell>
          <table:table-cell table:style-name="ce10" office:value-type="string" calcext:value-type="string">
            <text:p>泰</text:p>
          </table:table-cell>
          <table:table-cell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玉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ERROR(VLOOKUP([.E26];[.$A$17:.$C$50];3;0)*[.F26];0)" office:value-type="float" office:value="0" calcext:value-type="float">
            <text:p>0</text:p>
          </table:table-cell>
          <table:table-cell table:style-name="ce12" office:value-type="string" calcext:value-type="string">
            <text:p>王</text:p>
          </table:table-cell>
          <table:table-cell table:style-name="ce12" office:value-type="float" office:value="1" calcext:value-type="float">
            <text:p>1</text:p>
          </table:table-cell>
          <table:table-cell table:style-name="ce13" table:formula="of:=IFERROR(VLOOKUP([.H26];[.$A$17:.$C$50];3;0)*[.I26];0)" office:value-type="float" office:value="-5" calcext:value-type="float">
            <text:p>-5</text:p>
          </table:table-cell>
          <table:table-cell table:style-name="ce12" office:value-type="string" calcext:value-type="string">
            <text:p>帥</text:p>
          </table:table-cell>
          <table:table-cell table:style-name="ce12" office:value-type="float" office:value="1" calcext:value-type="float">
            <text:p>1</text:p>
          </table:table-cell>
          <table:table-cell table:style-name="ce13" table:formula="of:=IFERROR(VLOOKUP([.K26];[.$A$17:.$C$50];3;0)*[.L26];0)" office:value-type="float" office:value="-5" calcext:value-type="float">
            <text:p>-5</text:p>
          </table:table-cell>
          <table:table-cell table:style-name="ce12" office:value-type="string" calcext:value-type="string">
            <text:p>楚</text:p>
          </table:table-cell>
          <table:table-cell table:style-name="ce12" office:value-type="float" office:value="1" calcext:value-type="float">
            <text:p>1</text:p>
          </table:table-cell>
          <table:table-cell table:style-name="ce13" table:formula="of:=IFERROR(VLOOKUP([.N26];[.$A$17:.$C$50];3;0)*[.O26];0)" office:value-type="float" office:value="-8" calcext:value-type="float">
            <text:p>-8</text:p>
          </table:table-cell>
          <table:table-cell table:style-name="ce12" office:value-type="string" calcext:value-type="string">
            <text:p>君</text:p>
          </table:table-cell>
          <table:table-cell office:value-type="float" office:value="1" calcext:value-type="float">
            <text:p>1</text:p>
          </table:table-cell>
          <table:table-cell table:style-name="ce13" table:formula="of:=IFERROR(VLOOKUP([.Q26];[.$A$17:.$C$50];3;0)*[.R26];0)" office:value-type="float" office:value="-10" calcext:value-type="float">
            <text:p>-10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金</text:p>
          </table:table-cell>
          <table:table-cell table:style-name="ce10" office:value-type="string" calcext:value-type="string">
            <text:p>日</text:p>
          </table:table-cell>
          <table:table-cell office:value-type="float" office:value="10" calcext:value-type="float">
            <text:p>10</text:p>
          </table:table-cell>
          <table:table-cell table:style-name="ce10" table:number-columns-repeated="2"/>
          <table:table-cell table:style-name="ce13" table:number-columns-repeated="11"/>
          <table:table-cell table:style-name="ce12"/>
          <table:table-cell table:number-columns-repeated="1006"/>
          <table:table-cell table:style-name="ce10"/>
        </table:table-row>
        <table:table-row table:style-name="ro1">
          <table:table-cell table:style-name="ce8" office:value-type="string" calcext:value-type="string">
            <text:p>炮</text:p>
          </table:table-cell>
          <table:table-cell table:style-name="ce10" office:value-type="string" calcext:value-type="string">
            <text:p>中</text:p>
          </table:table-cell>
          <table:table-cell office:value-type="float" office:value="10" calcext:value-type="float">
            <text:p>10</text:p>
          </table:table-cell>
          <table:table-cell table:style-name="ce10" table:number-columns-repeated="6"/>
          <table:table-cell table:number-columns-repeated="1015"/>
        </table:table-row>
        <table:table-row table:style-name="ro1">
          <table:table-cell table:style-name="ce8" office:value-type="string" calcext:value-type="string">
            <text:p>銀</text:p>
          </table:table-cell>
          <table:table-cell table:style-name="ce10" office:value-type="string" calcext:value-type="string">
            <text:p>日</text:p>
          </table:table-cell>
          <table:table-cell office:value-type="float" office:value="9" calcext:value-type="float">
            <text:p>9</text:p>
          </table:table-cell>
          <table:table-cell table:style-name="ce10" table:number-columns-repeated="6"/>
          <table:table-cell/>
          <table:table-cell table:style-name="ce10"/>
          <table:table-cell/>
          <table:table-cell table:style-name="ce10" table:number-columns-repeated="4"/>
          <table:table-cell table:number-columns-repeated="1007"/>
          <table:table-cell table:style-name="ce10"/>
        </table:table-row>
        <table:table-row table:style-name="ro1">
          <table:table-cell table:style-name="ce8" office:value-type="string" calcext:value-type="string">
            <text:p>包</text:p>
          </table:table-cell>
          <table:table-cell table:style-name="ce10" office:value-type="string" calcext:value-type="string">
            <text:p>朝</text:p>
          </table:table-cell>
          <table:table-cell office:value-type="float" office:value="8" calcext:value-type="float">
            <text:p>8</text:p>
          </table:table-cell>
          <table:table-cell table:style-name="ce10" table:number-columns-repeated="4"/>
          <table:table-cell table:number-columns-repeated="1017"/>
        </table:table-row>
        <table:table-row table:style-name="ro1">
          <table:table-cell table:style-name="ce8" office:value-type="string" calcext:value-type="string">
            <text:p>根</text:p>
          </table:table-cell>
          <table:table-cell table:style-name="ce10" office:value-type="string" calcext:value-type="string">
            <text:p>泰</text:p>
          </table:table-cell>
          <table:table-cell office:value-type="float" office:value="8" calcext:value-type="float">
            <text:p>8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桂</text:p>
          </table:table-cell>
          <table:table-cell table:style-name="ce10"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1015"/>
        </table:table-row>
        <table:table-row table:style-name="ro1">
          <table:table-cell table:style-name="ce8" office:value-type="string" calcext:value-type="string">
            <text:p>馮</text:p>
          </table:table-cell>
          <table:table-cell table:style-name="ce10" office:value-type="string" calcext:value-type="string">
            <text:p>中</text:p>
          </table:table-cell>
          <table:table-cell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1015"/>
        </table:table-row>
        <table:table-row table:style-name="ro1">
          <table:table-cell table:style-name="ce8" office:value-type="string" calcext:value-type="string">
            <text:p>馼</text:p>
          </table:table-cell>
          <table:table-cell table:style-name="ce10" office:value-type="string" calcext:value-type="string">
            <text:p>朝</text:p>
          </table:table-cell>
          <table:table-cell office:value-type="float" office:value="7" calcext:value-type="float">
            <text:p>7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象</text:p>
          </table:table-cell>
          <table:table-cell table:style-name="ce10" office:value-type="string" calcext:value-type="string">
            <text:p>朝</text:p>
          </table:table-cell>
          <table:table-cell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相</text:p>
          </table:table-cell>
          <table:table-cell table:style-name="ce10" office:value-type="string" calcext:value-type="string">
            <text:p>中</text:p>
          </table:table-cell>
          <table:table-cell office:value-type="float" office:value="5" calcext:value-type="float">
            <text:p>5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香</text:p>
          </table:table-cell>
          <table:table-cell table:style-name="ce10" office:value-type="string" calcext:value-type="string">
            <text:p>日</text:p>
          </table:table-cell>
          <table:table-cell office:value-type="float" office:value="5" calcext:value-type="float">
            <text:p>5</text:p>
          </table:table-cell>
          <table:table-cell table:style-name="ce10" table:number-columns-repeated="4"/>
          <table:table-cell table:number-columns-repeated="1017"/>
        </table:table-row>
        <table:table-row table:style-name="ro1">
          <table:table-cell table:style-name="ce8" office:value-type="string" calcext:value-type="string">
            <text:p>種</text:p>
          </table:table-cell>
          <table:table-cell table:style-name="ce10" office:value-type="string" calcext:value-type="string">
            <text:p>泰</text:p>
          </table:table-cell>
          <table:table-cell office:value-type="float" office:value="5" calcext:value-type="float">
            <text:p>5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士</text:p>
          </table:table-cell>
          <table:table-cell table:style-name="ce10" office:value-type="string" calcext:value-type="string">
            <text:p>朝</text:p>
          </table:table-cell>
          <table:table-cell office:value-type="float" office:value="5" calcext:value-type="float">
            <text:p>5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仕</text:p>
          </table:table-cell>
          <table:table-cell table:style-name="ce10" office:value-type="string" calcext:value-type="string">
            <text:p>中</text:p>
          </table:table-cell>
          <table:table-cell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卆</text:p>
          </table:table-cell>
          <table:table-cell table:style-name="ce10" office:value-type="string" calcext:value-type="string">
            <text:p>朝</text:p>
          </table:table-cell>
          <table:table-cell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兵</text:p>
          </table:table-cell>
          <table:table-cell table:style-name="ce10" office:value-type="string" calcext:value-type="string">
            <text:p>欧</text:p>
          </table:table-cell>
          <table:table-cell office:value-type="float" office:value="3" calcext:value-type="float">
            <text:p>3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貝</text:p>
          </table:table-cell>
          <table:table-cell table:style-name="ce10" office:value-type="string" calcext:value-type="string">
            <text:p>泰</text:p>
          </table:table-cell>
          <table:table-cell office:value-type="float" office:value="3" calcext:value-type="float">
            <text:p>3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卒</text:p>
          </table:table-cell>
          <table:table-cell table:style-name="ce10" office:value-type="string" calcext:value-type="string">
            <text:p>中</text:p>
          </table:table-cell>
          <table:table-cell office:value-type="float" office:value="2" calcext:value-type="float">
            <text:p>2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歩</text:p>
          </table:table-cell>
          <table:table-cell table:style-name="ce10" office:value-type="string" calcext:value-type="string">
            <text:p>日</text:p>
          </table:table-cell>
          <table:table-cell office:value-type="float" office:value="2" calcext:value-type="float">
            <text:p>2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玉</text:p>
          </table:table-cell>
          <table:table-cell table:style-name="ce10" office:value-type="string" calcext:value-type="string">
            <text:p>日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2"/>
          <table:table-cell table:style-name="Default" table:number-columns-repeated="10"/>
          <table:table-cell table:number-columns-repeated="1009"/>
        </table:table-row>
        <table:table-row table:style-name="ro1">
          <table:table-cell table:style-name="ce8" office:value-type="string" calcext:value-type="string">
            <text:p>王</text:p>
          </table:table-cell>
          <table:table-cell office:value-type="string" calcext:value-type="string">
            <text:p>欧</text:p>
          </table:table-cell>
          <table:table-cell office:value-type="float" office:value="-5" calcext:value-type="float">
            <text:p>-5</text:p>
          </table:table-cell>
          <table:table-cell table:style-name="Default"/>
          <table:table-cell table:style-name="ce12"/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8" office:value-type="string" calcext:value-type="string">
            <text:p>帥</text:p>
          </table:table-cell>
          <table:table-cell office:value-type="string" calcext:value-type="string">
            <text:p>中</text:p>
          </table:table-cell>
          <table:table-cell office:value-type="float" office:value="-5" calcext:value-type="float">
            <text:p>-5</text:p>
          </table:table-cell>
          <table:table-cell table:style-name="Default"/>
          <table:table-cell table:style-name="ce12"/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8" office:value-type="string" calcext:value-type="string">
            <text:p>楚</text:p>
          </table:table-cell>
          <table:table-cell office:value-type="string" calcext:value-type="string">
            <text:p>朝</text:p>
          </table:table-cell>
          <table:table-cell office:value-type="float" office:value="-8" calcext:value-type="float">
            <text:p>-8</text:p>
          </table:table-cell>
          <table:table-cell table:style-name="Default"/>
          <table:table-cell table:style-name="ce1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 office:value-type="string" calcext:value-type="string">
            <text:p>君</text:p>
          </table:table-cell>
          <table:table-cell office:value-type="string" calcext:value-type="string">
            <text:p>泰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ce12"/>
          <table:table-cell table:style-name="ce10"/>
          <table:table-cell table:number-columns-repeated="1018"/>
        </table:table-row>
        <table:table-row table:style-name="ro1" table:number-rows-repeated="20">
          <table:table-cell/>
          <table:table-cell table:style-name="ce10"/>
          <table:table-cell table:number-columns-repeated="2"/>
          <table:table-cell table:style-name="ce10" table:number-columns-repeated="2"/>
          <table:table-cell table:number-columns-repeated="1018"/>
        </table:table-row>
        <table:table-row table:style-name="ro1" table:number-rows-repeated="7">
          <table:table-cell/>
          <table:table-cell table:style-name="ce10"/>
          <table:table-cell table:number-columns-repeated="1022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9" table:number-columns-repeated="42" table:default-cell-style-name="Default"/>
        <table:table-column table:style-name="co1" table:number-columns-repeated="982" table:default-cell-style-name="Default"/>
        <table:table-row table:style-name="ro1">
          <table:table-cell office:value-type="string" calcext:value-type="string">
            <text:p>歩</text:p>
          </table:table-cell>
          <table:table-cell office:value-type="string" calcext:value-type="string">
            <text:p>桂</text:p>
          </table:table-cell>
          <table:table-cell office:value-type="string" calcext:value-type="string">
            <text:p>銀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玉</text:p>
          </table:table-cell>
          <table:table-cell/>
          <table:table-cell office:value-type="string" calcext:value-type="string">
            <text:p>▽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と</text:p>
          </table:table-cell>
          <table:table-cell table:style-name="ce14" office:value-type="string" calcext:value-type="string">
            <text:p>圭</text:p>
          </table:table-cell>
          <table:table-cell table:style-name="ce14" office:value-type="string" calcext:value-type="string">
            <text:p>全</text:p>
          </table:table-cell>
          <table:table-cell table:style-name="ce14" office:value-type="string" calcext:value-type="string">
            <text:p>馬</text:p>
          </table:table-cell>
          <table:table-cell table:style-name="ce14" office:value-type="string" calcext:value-type="string">
            <text:p>杏</text:p>
          </table:table-cell>
          <table:table-cell table:style-name="ce14" office:value-type="string" calcext:value-type="string">
            <text:p>竜</text:p>
          </table:table-cell>
          <table:table-cell table:style-name="ce14" table:number-columns-repeated="3"/>
          <table:table-cell office:value-type="string" calcext:value-type="string">
            <text:p>▲</text:p>
          </table:table-cell>
          <table:table-cell table:style-name="ce14" table:number-columns-repeated="1014"/>
        </table:table-row>
        <table:table-row table:style-name="ro1">
          <table:table-cell office:value-type="string" calcext:value-type="string">
            <text:p>兵</text:p>
          </table:table-cell>
          <table:table-cell office:value-type="string" calcext:value-type="string">
            <text:p>騎</text:p>
          </table:table-cell>
          <table:table-cell/>
          <table:table-cell office:value-type="string" calcext:value-type="string">
            <text:p>聖</text:p>
          </table:table-cell>
          <table:table-cell/>
          <table:table-cell office:value-type="string" calcext:value-type="string">
            <text:p>塔</text:p>
          </table:table-cell>
          <table:table-cell office:value-type="string" calcext:value-type="string">
            <text:p>后</text:p>
          </table:table-cell>
          <table:table-cell office:value-type="string" calcext:value-type="string">
            <text:p>王</text:p>
          </table:table-cell>
          <table:table-cell/>
          <table:table-cell office:value-type="string" calcext:value-type="string">
            <text:p>▽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騏</text:p>
          </table:table-cell>
          <table:table-cell table:style-name="ce14" table:number-columns-repeated="8"/>
          <table:table-cell office:value-type="string" calcext:value-type="string">
            <text:p>▲</text:p>
          </table:table-cell>
          <table:table-cell table:style-name="ce14" table:number-columns-repeated="1014"/>
        </table:table-row>
        <table:table-row table:style-name="ro1">
          <table:table-cell table:style-name="ce14" office:value-type="string" calcext:value-type="string">
            <text:p>妃</text:p>
          </table:table-cell>
          <table:table-cell table:style-name="ce14" table:number-columns-repeated="1023"/>
        </table:table-row>
        <table:table-row table:style-name="ro1">
          <table:table-cell office:value-type="string" calcext:value-type="string">
            <text:p>卒</text:p>
          </table:table-cell>
          <table:table-cell office:value-type="string" calcext:value-type="string">
            <text:p>傌</text:p>
          </table:table-cell>
          <table:table-cell/>
          <table:table-cell office:value-type="string" calcext:value-type="string">
            <text:p>相</text:p>
          </table:table-cell>
          <table:table-cell office:value-type="string" calcext:value-type="string">
            <text:p>炮</text:p>
          </table:table-cell>
          <table:table-cell office:value-type="string" calcext:value-type="string">
            <text:p>俥</text:p>
          </table:table-cell>
          <table:table-cell office:value-type="string" calcext:value-type="string">
            <text:p>仕</text:p>
          </table:table-cell>
          <table:table-cell office:value-type="string" calcext:value-type="string">
            <text:p>帥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率</text:p>
          </table:table-cell>
          <table:table-cell table:style-name="ce14" table:number-columns-repeated="1023"/>
        </table:table-row>
        <table:table-row table:style-name="ro1">
          <table:table-cell office:value-type="string" calcext:value-type="string">
            <text:p>卆</text:p>
          </table:table-cell>
          <table:table-cell office:value-type="string" calcext:value-type="string">
            <text:p>馿</text:p>
          </table:table-cell>
          <table:table-cell/>
          <table:table-cell office:value-type="string" calcext:value-type="string">
            <text:p>象</text:p>
          </table:table-cell>
          <table:table-cell office:value-type="string" calcext:value-type="string">
            <text:p>包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楚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貝</text:p>
          </table:table-cell>
          <table:table-cell office:value-type="string" calcext:value-type="string">
            <text:p>午</text:p>
          </table:table-cell>
          <table:table-cell/>
          <table:table-cell office:value-type="string" calcext:value-type="string">
            <text:p>根</text:p>
          </table:table-cell>
          <table:table-cell/>
          <table:table-cell office:value-type="string" calcext:value-type="string">
            <text:p>船</text:p>
          </table:table-cell>
          <table:table-cell office:value-type="string" calcext:value-type="string">
            <text:p>種</text:p>
          </table:table-cell>
          <table:table-cell office:value-type="string" calcext:value-type="string">
            <text:p>君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珠</text:p>
          </table:table-cell>
          <table:table-cell table:style-name="ce1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IF([.A10]=&quot;&quot;;&quot;&quot;;[.A10]&amp;[.$J$3])" office:value-type="string" office:string-value="珠▽" calcext:value-type="string">
            <text:p>珠▽</text:p>
          </table:table-cell>
          <table:table-cell table:style-name="ce14" table:formula="of:=IF([.B10]=&quot;&quot;;&quot;&quot;;[.B10]&amp;[.$J$3])">
            <text:p/>
          </table:table-cell>
          <table:table-cell table:style-name="ce14" table:formula="of:=IF([.C10]=&quot;&quot;;&quot;&quot;;[.C10]&amp;[.$J$3])">
            <text:p/>
          </table:table-cell>
          <table:table-cell table:style-name="ce14" table:formula="of:=IF([.D10]=&quot;&quot;;&quot;&quot;;[.D10]&amp;[.$J$3])">
            <text:p/>
          </table:table-cell>
          <table:table-cell table:style-name="ce14" table:formula="of:=IF([.E10]=&quot;&quot;;&quot;&quot;;[.E10]&amp;[.$J$3])">
            <text:p/>
          </table:table-cell>
          <table:table-cell table:style-name="ce14" table:formula="of:=IF([.F10]=&quot;&quot;;&quot;&quot;;[.F10]&amp;[.$J$3])">
            <text:p/>
          </table:table-cell>
          <table:table-cell table:style-name="ce14" table:formula="of:=IF([.G10]=&quot;&quot;;&quot;&quot;;[.G10]&amp;[.$J$3])">
            <text:p/>
          </table:table-cell>
          <table:table-cell table:style-name="ce14" table:formula="of:=IF([.H10]=&quot;&quot;;&quot;&quot;;[.H10]&amp;[.$J$3])">
            <text:p/>
          </table:table-cell>
          <table:table-cell table:style-name="ce14" table:number-columns-repeated="1016"/>
        </table:table-row>
        <table:table-row table:style-name="ro1">
          <table:table-cell table:formula="of:=IF([.A9]=&quot;&quot;;&quot;&quot;;[.A9]&amp;[.$J$1])" office:value-type="string" office:string-value="貝▽" calcext:value-type="string">
            <text:p>貝▽</text:p>
          </table:table-cell>
          <table:table-cell table:formula="of:=IF([.B9]=&quot;&quot;;&quot;&quot;;[.B9]&amp;[.$J$1])" office:value-type="string" office:string-value="午▽" calcext:value-type="string">
            <text:p>午▽</text:p>
          </table:table-cell>
          <table:table-cell table:formula="of:=IF([.C9]=&quot;&quot;;&quot;&quot;;[.C9]&amp;[.$J$1])">
            <text:p/>
          </table:table-cell>
          <table:table-cell table:formula="of:=IF([.D9]=&quot;&quot;;&quot;&quot;;[.D9]&amp;[.$J$1])" office:value-type="string" office:string-value="根▽" calcext:value-type="string">
            <text:p>根▽</text:p>
          </table:table-cell>
          <table:table-cell table:formula="of:=IF([.E9]=&quot;&quot;;&quot;&quot;;[.E9]&amp;[.$J$1])">
            <text:p/>
          </table:table-cell>
          <table:table-cell table:formula="of:=IF([.F9]=&quot;&quot;;&quot;&quot;;[.F9]&amp;[.$J$1])" office:value-type="string" office:string-value="船▽" calcext:value-type="string">
            <text:p>船▽</text:p>
          </table:table-cell>
          <table:table-cell table:formula="of:=IF([.G9]=&quot;&quot;;&quot;&quot;;[.G9]&amp;[.$J$1])" office:value-type="string" office:string-value="種▽" calcext:value-type="string">
            <text:p>種▽</text:p>
          </table:table-cell>
          <table:table-cell table:number-columns-repeated="1017"/>
        </table:table-row>
        <table:table-row table:style-name="ro1">
          <table:table-cell table:formula="of:=IF([.A8]=&quot;&quot;;&quot;&quot;;[.A8]&amp;[.$J$1])" office:value-type="string" office:string-value="卆▽" calcext:value-type="string">
            <text:p>卆▽</text:p>
          </table:table-cell>
          <table:table-cell table:formula="of:=IF([.B8]=&quot;&quot;;&quot;&quot;;[.B8]&amp;[.$J$1])" office:value-type="string" office:string-value="馿▽" calcext:value-type="string">
            <text:p>馿▽</text:p>
          </table:table-cell>
          <table:table-cell table:formula="of:=IF([.C8]=&quot;&quot;;&quot;&quot;;[.C8]&amp;[.$J$1])">
            <text:p/>
          </table:table-cell>
          <table:table-cell table:formula="of:=IF([.D8]=&quot;&quot;;&quot;&quot;;[.D8]&amp;[.$J$1])" office:value-type="string" office:string-value="象▽" calcext:value-type="string">
            <text:p>象▽</text:p>
          </table:table-cell>
          <table:table-cell table:formula="of:=IF([.E8]=&quot;&quot;;&quot;&quot;;[.E8]&amp;[.$J$1])" office:value-type="string" office:string-value="包▽" calcext:value-type="string">
            <text:p>包▽</text:p>
          </table:table-cell>
          <table:table-cell table:formula="of:=IF([.F8]=&quot;&quot;;&quot;&quot;;[.F8]&amp;[.$J$1])" office:value-type="string" office:string-value="車▽" calcext:value-type="string">
            <text:p>車▽</text:p>
          </table:table-cell>
          <table:table-cell table:formula="of:=IF([.G8]=&quot;&quot;;&quot;&quot;;[.G8]&amp;[.$J$1])" office:value-type="string" office:string-value="士▽" calcext:value-type="string">
            <text:p>士▽</text:p>
          </table:table-cell>
          <table:table-cell table:formula="of:=IF([.H8]=&quot;&quot;;&quot;&quot;;[.H8]&amp;[.$J$1])" office:value-type="string" office:string-value="楚▽" calcext:value-type="string">
            <text:p>楚▽</text:p>
          </table:table-cell>
          <table:table-cell table:number-columns-repeated="1016"/>
        </table:table-row>
        <table:table-row table:style-name="ro1">
          <table:table-cell table:style-name="ce14" table:formula="of:=IF([.A7]=&quot;&quot;;&quot;&quot;;[.A7]&amp;[.$J$3])" office:value-type="string" office:string-value="率▽" calcext:value-type="string">
            <text:p>率▽</text:p>
          </table:table-cell>
          <table:table-cell table:style-name="ce14" table:formula="of:=IF([.B7]=&quot;&quot;;&quot;&quot;;[.B7]&amp;[.$J$3])">
            <text:p/>
          </table:table-cell>
          <table:table-cell table:style-name="ce14" table:formula="of:=IF([.C7]=&quot;&quot;;&quot;&quot;;[.C7]&amp;[.$J$3])">
            <text:p/>
          </table:table-cell>
          <table:table-cell table:style-name="ce14" table:formula="of:=IF([.D7]=&quot;&quot;;&quot;&quot;;[.D7]&amp;[.$J$3])">
            <text:p/>
          </table:table-cell>
          <table:table-cell table:style-name="ce14" table:formula="of:=IF([.E7]=&quot;&quot;;&quot;&quot;;[.E7]&amp;[.$J$3])">
            <text:p/>
          </table:table-cell>
          <table:table-cell table:style-name="ce14" table:formula="of:=IF([.F7]=&quot;&quot;;&quot;&quot;;[.F7]&amp;[.$J$3])">
            <text:p/>
          </table:table-cell>
          <table:table-cell table:style-name="ce14" table:formula="of:=IF([.G7]=&quot;&quot;;&quot;&quot;;[.G7]&amp;[.$J$3])">
            <text:p/>
          </table:table-cell>
          <table:table-cell table:style-name="ce14" table:formula="of:=IF([.H7]=&quot;&quot;;&quot;&quot;;[.H7]&amp;[.$J$3])">
            <text:p/>
          </table:table-cell>
          <table:table-cell table:style-name="ce14" table:number-columns-repeated="1016"/>
        </table:table-row>
        <table:table-row table:style-name="ro1">
          <table:table-cell table:formula="of:=IF([.A6]=&quot;&quot;;&quot;&quot;;[.A6]&amp;[.$J$1])" office:value-type="string" office:string-value="卒▽" calcext:value-type="string">
            <text:p>卒▽</text:p>
          </table:table-cell>
          <table:table-cell table:formula="of:=IF([.B6]=&quot;&quot;;&quot;&quot;;[.B6]&amp;[.$J$1])" office:value-type="string" office:string-value="傌▽" calcext:value-type="string">
            <text:p>傌▽</text:p>
          </table:table-cell>
          <table:table-cell table:formula="of:=IF([.C6]=&quot;&quot;;&quot;&quot;;[.C6]&amp;[.$J$1])">
            <text:p/>
          </table:table-cell>
          <table:table-cell table:formula="of:=IF([.D6]=&quot;&quot;;&quot;&quot;;[.D6]&amp;[.$J$1])" office:value-type="string" office:string-value="相▽" calcext:value-type="string">
            <text:p>相▽</text:p>
          </table:table-cell>
          <table:table-cell table:formula="of:=IF([.E6]=&quot;&quot;;&quot;&quot;;[.E6]&amp;[.$J$1])" office:value-type="string" office:string-value="炮▽" calcext:value-type="string">
            <text:p>炮▽</text:p>
          </table:table-cell>
          <table:table-cell table:formula="of:=IF([.F6]=&quot;&quot;;&quot;&quot;;[.F6]&amp;[.$J$1])" office:value-type="string" office:string-value="俥▽" calcext:value-type="string">
            <text:p>俥▽</text:p>
          </table:table-cell>
          <table:table-cell table:formula="of:=IF([.G6]=&quot;&quot;;&quot;&quot;;[.G6]&amp;[.$J$1])" office:value-type="string" office:string-value="仕▽" calcext:value-type="string">
            <text:p>仕▽</text:p>
          </table:table-cell>
          <table:table-cell table:formula="of:=IF([.H6]=&quot;&quot;;&quot;&quot;;[.H6]&amp;[.$J$1])" office:value-type="string" office:string-value="帥▽" calcext:value-type="string">
            <text:p>帥▽</text:p>
          </table:table-cell>
          <table:table-cell table:number-columns-repeated="1016"/>
        </table:table-row>
        <table:table-row table:style-name="ro1">
          <table:table-cell table:style-name="ce14" table:formula="of:=IF([.A5]=&quot;&quot;;&quot;&quot;;[.A5]&amp;[.$J$3])" office:value-type="string" office:string-value="妃▽" calcext:value-type="string">
            <text:p>妃▽</text:p>
          </table:table-cell>
          <table:table-cell table:style-name="ce14" table:formula="of:=IF([.B5]=&quot;&quot;;&quot;&quot;;[.B5]&amp;[.$J$3])">
            <text:p/>
          </table:table-cell>
          <table:table-cell table:style-name="ce14" table:formula="of:=IF([.C5]=&quot;&quot;;&quot;&quot;;[.C5]&amp;[.$J$3])">
            <text:p/>
          </table:table-cell>
          <table:table-cell table:style-name="ce14" table:formula="of:=IF([.D5]=&quot;&quot;;&quot;&quot;;[.D5]&amp;[.$J$3])">
            <text:p/>
          </table:table-cell>
          <table:table-cell table:style-name="ce14" table:formula="of:=IF([.E5]=&quot;&quot;;&quot;&quot;;[.E5]&amp;[.$J$3])">
            <text:p/>
          </table:table-cell>
          <table:table-cell table:style-name="ce14" table:formula="of:=IF([.F5]=&quot;&quot;;&quot;&quot;;[.F5]&amp;[.$J$3])">
            <text:p/>
          </table:table-cell>
          <table:table-cell table:style-name="ce14" table:formula="of:=IF([.G5]=&quot;&quot;;&quot;&quot;;[.G5]&amp;[.$J$3])">
            <text:p/>
          </table:table-cell>
          <table:table-cell table:style-name="ce14" table:formula="of:=IF([.H5]=&quot;&quot;;&quot;&quot;;[.H5]&amp;[.$J$3])">
            <text:p/>
          </table:table-cell>
          <table:table-cell table:style-name="ce14" table:number-columns-repeated="1016"/>
        </table:table-row>
        <table:table-row table:style-name="ro1">
          <table:table-cell table:style-name="ce14" table:formula="of:=IF([.A4]=&quot;&quot;;&quot;&quot;;[.A4]&amp;[.$J$3])" office:value-type="string" office:string-value="騏▽" calcext:value-type="string">
            <text:p>騏▽</text:p>
          </table:table-cell>
          <table:table-cell table:style-name="ce14" table:formula="of:=IF([.B4]=&quot;&quot;;&quot;&quot;;[.B4]&amp;[.$J$3])">
            <text:p/>
          </table:table-cell>
          <table:table-cell table:style-name="ce14" table:formula="of:=IF([.C4]=&quot;&quot;;&quot;&quot;;[.C4]&amp;[.$J$3])">
            <text:p/>
          </table:table-cell>
          <table:table-cell table:style-name="ce14" table:formula="of:=IF([.D4]=&quot;&quot;;&quot;&quot;;[.D4]&amp;[.$J$3])">
            <text:p/>
          </table:table-cell>
          <table:table-cell table:style-name="ce14" table:formula="of:=IF([.E4]=&quot;&quot;;&quot;&quot;;[.E4]&amp;[.$J$3])">
            <text:p/>
          </table:table-cell>
          <table:table-cell table:style-name="ce14" table:formula="of:=IF([.F4]=&quot;&quot;;&quot;&quot;;[.F4]&amp;[.$J$3])">
            <text:p/>
          </table:table-cell>
          <table:table-cell table:style-name="ce14" table:formula="of:=IF([.G4]=&quot;&quot;;&quot;&quot;;[.G4]&amp;[.$J$3])">
            <text:p/>
          </table:table-cell>
          <table:table-cell table:style-name="ce14" table:formula="of:=IF([.H4]=&quot;&quot;;&quot;&quot;;[.H4]&amp;[.$J$3])">
            <text:p/>
          </table:table-cell>
          <table:table-cell table:style-name="ce14" table:number-columns-repeated="1016"/>
        </table:table-row>
        <table:table-row table:style-name="ro1">
          <table:table-cell table:formula="of:=IF([.A3]=&quot;&quot;;&quot;&quot;;[.A3]&amp;[.$J$1])" office:value-type="string" office:string-value="兵▽" calcext:value-type="string">
            <text:p>兵▽</text:p>
          </table:table-cell>
          <table:table-cell table:formula="of:=IF([.B3]=&quot;&quot;;&quot;&quot;;[.B3]&amp;[.$J$1])" office:value-type="string" office:string-value="騎▽" calcext:value-type="string">
            <text:p>騎▽</text:p>
          </table:table-cell>
          <table:table-cell table:formula="of:=IF([.C3]=&quot;&quot;;&quot;&quot;;[.C3]&amp;[.$J$1])">
            <text:p/>
          </table:table-cell>
          <table:table-cell table:formula="of:=IF([.D3]=&quot;&quot;;&quot;&quot;;[.D3]&amp;[.$J$1])" office:value-type="string" office:string-value="聖▽" calcext:value-type="string">
            <text:p>聖▽</text:p>
          </table:table-cell>
          <table:table-cell table:formula="of:=IF([.E3]=&quot;&quot;;&quot;&quot;;[.E3]&amp;[.$J$1])">
            <text:p/>
          </table:table-cell>
          <table:table-cell table:formula="of:=IF([.F3]=&quot;&quot;;&quot;&quot;;[.F3]&amp;[.$J$1])" office:value-type="string" office:string-value="塔▽" calcext:value-type="string">
            <text:p>塔▽</text:p>
          </table:table-cell>
          <table:table-cell table:formula="of:=IF([.G3]=&quot;&quot;;&quot;&quot;;[.G3]&amp;[.$J$1])" office:value-type="string" office:string-value="后▽" calcext:value-type="string">
            <text:p>后▽</text:p>
          </table:table-cell>
          <table:table-cell table:formula="of:=IF([.H3]=&quot;&quot;;&quot;&quot;;[.H3]&amp;[.$J$1])" office:value-type="string" office:string-value="王▽" calcext:value-type="string">
            <text:p>王▽</text:p>
          </table:table-cell>
          <table:table-cell table:number-columns-repeated="1016"/>
        </table:table-row>
        <table:table-row table:style-name="ro1">
          <table:table-cell table:style-name="ce14" table:formula="of:=IF([.A2]=&quot;&quot;;&quot;&quot;;[.A2]&amp;[.$J$3])" office:value-type="string" office:string-value="と▽" calcext:value-type="string">
            <text:p>と▽</text:p>
          </table:table-cell>
          <table:table-cell table:style-name="ce14" table:formula="of:=IF([.B2]=&quot;&quot;;&quot;&quot;;[.B2]&amp;[.$J$3])" office:value-type="string" office:string-value="圭▽" calcext:value-type="string">
            <text:p>圭▽</text:p>
          </table:table-cell>
          <table:table-cell table:style-name="ce14" table:formula="of:=IF([.C2]=&quot;&quot;;&quot;&quot;;[.C2]&amp;[.$J$3])" office:value-type="string" office:string-value="全▽" calcext:value-type="string">
            <text:p>全▽</text:p>
          </table:table-cell>
          <table:table-cell table:style-name="ce14" table:formula="of:=IF([.D2]=&quot;&quot;;&quot;&quot;;[.D2]&amp;[.$J$3])" office:value-type="string" office:string-value="馬▽" calcext:value-type="string">
            <text:p>馬▽</text:p>
          </table:table-cell>
          <table:table-cell table:style-name="ce14" table:formula="of:=IF([.E2]=&quot;&quot;;&quot;&quot;;[.E2]&amp;[.$J$3])" office:value-type="string" office:string-value="杏▽" calcext:value-type="string">
            <text:p>杏▽</text:p>
          </table:table-cell>
          <table:table-cell table:style-name="ce14" table:formula="of:=IF([.F2]=&quot;&quot;;&quot;&quot;;[.F2]&amp;[.$J$3])" office:value-type="string" office:string-value="竜▽" calcext:value-type="string">
            <text:p>竜▽</text:p>
          </table:table-cell>
          <table:table-cell table:style-name="ce14" table:formula="of:=IF([.G2]=&quot;&quot;;&quot;&quot;;[.G2]&amp;[.$J$3])">
            <text:p/>
          </table:table-cell>
          <table:table-cell table:style-name="ce14" table:formula="of:=IF([.H2]=&quot;&quot;;&quot;&quot;;[.H2]&amp;[.$J$3])">
            <text:p/>
          </table:table-cell>
          <table:table-cell table:style-name="ce14" table:number-columns-repeated="1016"/>
        </table:table-row>
        <table:table-row table:style-name="ro1">
          <table:table-cell table:formula="of:=IF([.A1]=&quot;&quot;;&quot;&quot;;[.A1]&amp;[.$J$1])" office:value-type="string" office:string-value="歩▽" calcext:value-type="string">
            <text:p>歩▽</text:p>
          </table:table-cell>
          <table:table-cell table:formula="of:=IF([.B1]=&quot;&quot;;&quot;&quot;;[.B1]&amp;[.$J$1])" office:value-type="string" office:string-value="桂▽" calcext:value-type="string">
            <text:p>桂▽</text:p>
          </table:table-cell>
          <table:table-cell table:formula="of:=IF([.C1]=&quot;&quot;;&quot;&quot;;[.C1]&amp;[.$J$1])" office:value-type="string" office:string-value="銀▽" calcext:value-type="string">
            <text:p>銀▽</text:p>
          </table:table-cell>
          <table:table-cell table:formula="of:=IF([.D1]=&quot;&quot;;&quot;&quot;;[.D1]&amp;[.$J$1])" office:value-type="string" office:string-value="角▽" calcext:value-type="string">
            <text:p>角▽</text:p>
          </table:table-cell>
          <table:table-cell table:formula="of:=IF([.E1]=&quot;&quot;;&quot;&quot;;[.E1]&amp;[.$J$1])" office:value-type="string" office:string-value="香▽" calcext:value-type="string">
            <text:p>香▽</text:p>
          </table:table-cell>
          <table:table-cell table:formula="of:=IF([.F1]=&quot;&quot;;&quot;&quot;;[.F1]&amp;[.$J$1])" office:value-type="string" office:string-value="飛▽" calcext:value-type="string">
            <text:p>飛▽</text:p>
          </table:table-cell>
          <table:table-cell table:formula="of:=IF([.G1]=&quot;&quot;;&quot;&quot;;[.G1]&amp;[.$J$1])" office:value-type="string" office:string-value="金▽" calcext:value-type="string">
            <text:p>金▽</text:p>
          </table:table-cell>
          <table:table-cell table:formula="of:=IF([.H1]=&quot;&quot;;&quot;&quot;;[.H1]&amp;[.$J$1])" office:value-type="string" office:string-value="玉▽" calcext:value-type="string">
            <text:p>玉▽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formula="of:=IF([.A1]=&quot;&quot;;&quot;&quot;;[.$J$2]&amp;[.A1])" office:value-type="string" office:string-value="▲歩" calcext:value-type="string">
            <text:p>▲歩</text:p>
          </table:table-cell>
          <table:table-cell table:formula="of:=IF([.B1]=&quot;&quot;;&quot;&quot;;[.$J$2]&amp;[.B1])" office:value-type="string" office:string-value="▲桂" calcext:value-type="string">
            <text:p>▲桂</text:p>
          </table:table-cell>
          <table:table-cell table:formula="of:=IF([.C1]=&quot;&quot;;&quot;&quot;;[.$J$2]&amp;[.C1])" office:value-type="string" office:string-value="▲銀" calcext:value-type="string">
            <text:p>▲銀</text:p>
          </table:table-cell>
          <table:table-cell table:formula="of:=IF([.D1]=&quot;&quot;;&quot;&quot;;[.$J$2]&amp;[.D1])" office:value-type="string" office:string-value="▲角" calcext:value-type="string">
            <text:p>▲角</text:p>
          </table:table-cell>
          <table:table-cell table:formula="of:=IF([.E1]=&quot;&quot;;&quot;&quot;;[.$J$2]&amp;[.E1])" office:value-type="string" office:string-value="▲香" calcext:value-type="string">
            <text:p>▲香</text:p>
          </table:table-cell>
          <table:table-cell table:formula="of:=IF([.F1]=&quot;&quot;;&quot;&quot;;[.$J$2]&amp;[.F1])" office:value-type="string" office:string-value="▲飛" calcext:value-type="string">
            <text:p>▲飛</text:p>
          </table:table-cell>
          <table:table-cell table:formula="of:=IF([.G1]=&quot;&quot;;&quot;&quot;;[.$J$2]&amp;[.G1])" office:value-type="string" office:string-value="▲金" calcext:value-type="string">
            <text:p>▲金</text:p>
          </table:table-cell>
          <table:table-cell table:formula="of:=IF([.H1]=&quot;&quot;;&quot;&quot;;[.$J$2]&amp;[.H1])" office:value-type="string" office:string-value="▲玉" calcext:value-type="string">
            <text:p>▲玉</text:p>
          </table:table-cell>
          <table:table-cell table:number-columns-repeated="1016"/>
        </table:table-row>
        <table:table-row table:style-name="ro1">
          <table:table-cell table:style-name="ce14" table:formula="of:=IF([.A2]=&quot;&quot;;&quot;&quot;;[.$J$4]&amp;[.A2])" office:value-type="string" office:string-value="▲と" calcext:value-type="string">
            <text:p>▲と</text:p>
          </table:table-cell>
          <table:table-cell table:style-name="ce14" table:formula="of:=IF([.B2]=&quot;&quot;;&quot;&quot;;[.$J$4]&amp;[.B2])" office:value-type="string" office:string-value="▲圭" calcext:value-type="string">
            <text:p>▲圭</text:p>
          </table:table-cell>
          <table:table-cell table:style-name="ce14" table:formula="of:=IF([.C2]=&quot;&quot;;&quot;&quot;;[.$J$4]&amp;[.C2])" office:value-type="string" office:string-value="▲全" calcext:value-type="string">
            <text:p>▲全</text:p>
          </table:table-cell>
          <table:table-cell table:style-name="ce14" table:formula="of:=IF([.D2]=&quot;&quot;;&quot;&quot;;[.$J$4]&amp;[.D2])" office:value-type="string" office:string-value="▲馬" calcext:value-type="string">
            <text:p>▲馬</text:p>
          </table:table-cell>
          <table:table-cell table:style-name="ce14" table:formula="of:=IF([.E2]=&quot;&quot;;&quot;&quot;;[.$J$4]&amp;[.E2])" office:value-type="string" office:string-value="▲杏" calcext:value-type="string">
            <text:p>▲杏</text:p>
          </table:table-cell>
          <table:table-cell table:style-name="ce14" table:formula="of:=IF([.F2]=&quot;&quot;;&quot;&quot;;[.$J$4]&amp;[.F2])" office:value-type="string" office:string-value="▲竜" calcext:value-type="string">
            <text:p>▲竜</text:p>
          </table:table-cell>
          <table:table-cell table:style-name="ce14" table:formula="of:=IF([.G2]=&quot;&quot;;&quot;&quot;;[.$J$4]&amp;[.G2])">
            <text:p/>
          </table:table-cell>
          <table:table-cell table:style-name="ce14" table:formula="of:=IF([.H2]=&quot;&quot;;&quot;&quot;;[.$J$4]&amp;[.H2])">
            <text:p/>
          </table:table-cell>
          <table:table-cell table:number-columns-repeated="1016"/>
        </table:table-row>
        <table:table-row table:style-name="ro1">
          <table:table-cell table:formula="of:=IF([.A3]=&quot;&quot;;&quot;&quot;;[.$J$2]&amp;[.A3])" office:value-type="string" office:string-value="▲兵" calcext:value-type="string">
            <text:p>▲兵</text:p>
          </table:table-cell>
          <table:table-cell table:formula="of:=IF([.B3]=&quot;&quot;;&quot;&quot;;[.$J$2]&amp;[.B3])" office:value-type="string" office:string-value="▲騎" calcext:value-type="string">
            <text:p>▲騎</text:p>
          </table:table-cell>
          <table:table-cell table:formula="of:=IF([.C3]=&quot;&quot;;&quot;&quot;;[.$J$2]&amp;[.C3])">
            <text:p/>
          </table:table-cell>
          <table:table-cell table:formula="of:=IF([.D3]=&quot;&quot;;&quot;&quot;;[.$J$2]&amp;[.D3])" office:value-type="string" office:string-value="▲聖" calcext:value-type="string">
            <text:p>▲聖</text:p>
          </table:table-cell>
          <table:table-cell table:formula="of:=IF([.E3]=&quot;&quot;;&quot;&quot;;[.$J$2]&amp;[.E3])">
            <text:p/>
          </table:table-cell>
          <table:table-cell table:formula="of:=IF([.F3]=&quot;&quot;;&quot;&quot;;[.$J$2]&amp;[.F3])" office:value-type="string" office:string-value="▲塔" calcext:value-type="string">
            <text:p>▲塔</text:p>
          </table:table-cell>
          <table:table-cell table:formula="of:=IF([.G3]=&quot;&quot;;&quot;&quot;;[.$J$2]&amp;[.G3])" office:value-type="string" office:string-value="▲后" calcext:value-type="string">
            <text:p>▲后</text:p>
          </table:table-cell>
          <table:table-cell table:formula="of:=IF([.H3]=&quot;&quot;;&quot;&quot;;[.$J$2]&amp;[.H3])" office:value-type="string" office:string-value="▲王" calcext:value-type="string">
            <text:p>▲王</text:p>
          </table:table-cell>
          <table:table-cell table:number-columns-repeated="1016"/>
        </table:table-row>
        <table:table-row table:style-name="ro1">
          <table:table-cell table:style-name="ce14" table:formula="of:=IF([.A4]=&quot;&quot;;&quot;&quot;;[.$J$4]&amp;[.A4])" office:value-type="string" office:string-value="▲騏" calcext:value-type="string">
            <text:p>▲騏</text:p>
          </table:table-cell>
          <table:table-cell table:style-name="ce14" table:formula="of:=IF([.B4]=&quot;&quot;;&quot;&quot;;[.$J$4]&amp;[.B4])">
            <text:p/>
          </table:table-cell>
          <table:table-cell table:style-name="ce14" table:formula="of:=IF([.C4]=&quot;&quot;;&quot;&quot;;[.$J$4]&amp;[.C4])">
            <text:p/>
          </table:table-cell>
          <table:table-cell table:style-name="ce14" table:formula="of:=IF([.D4]=&quot;&quot;;&quot;&quot;;[.$J$4]&amp;[.D4])">
            <text:p/>
          </table:table-cell>
          <table:table-cell table:style-name="ce14" table:formula="of:=IF([.E4]=&quot;&quot;;&quot;&quot;;[.$J$4]&amp;[.E4])">
            <text:p/>
          </table:table-cell>
          <table:table-cell table:style-name="ce14" table:formula="of:=IF([.F4]=&quot;&quot;;&quot;&quot;;[.$J$4]&amp;[.F4])">
            <text:p/>
          </table:table-cell>
          <table:table-cell table:style-name="ce14" table:formula="of:=IF([.G4]=&quot;&quot;;&quot;&quot;;[.$J$4]&amp;[.G4])">
            <text:p/>
          </table:table-cell>
          <table:table-cell table:style-name="ce14" table:formula="of:=IF([.H4]=&quot;&quot;;&quot;&quot;;[.$J$4]&amp;[.H4])">
            <text:p/>
          </table:table-cell>
          <table:table-cell table:number-columns-repeated="1016"/>
        </table:table-row>
        <table:table-row table:style-name="ro1">
          <table:table-cell table:style-name="ce14" table:formula="of:=IF([.A5]=&quot;&quot;;&quot;&quot;;[.$J$4]&amp;[.A5])" office:value-type="string" office:string-value="▲妃" calcext:value-type="string">
            <text:p>▲妃</text:p>
          </table:table-cell>
          <table:table-cell table:style-name="ce14" table:formula="of:=IF([.B5]=&quot;&quot;;&quot;&quot;;[.$J$4]&amp;[.B5])">
            <text:p/>
          </table:table-cell>
          <table:table-cell table:style-name="ce14" table:formula="of:=IF([.C5]=&quot;&quot;;&quot;&quot;;[.$J$4]&amp;[.C5])">
            <text:p/>
          </table:table-cell>
          <table:table-cell table:style-name="ce14" table:formula="of:=IF([.D5]=&quot;&quot;;&quot;&quot;;[.$J$4]&amp;[.D5])">
            <text:p/>
          </table:table-cell>
          <table:table-cell table:style-name="ce14" table:formula="of:=IF([.E5]=&quot;&quot;;&quot;&quot;;[.$J$4]&amp;[.E5])">
            <text:p/>
          </table:table-cell>
          <table:table-cell table:style-name="ce14" table:formula="of:=IF([.F5]=&quot;&quot;;&quot;&quot;;[.$J$4]&amp;[.F5])">
            <text:p/>
          </table:table-cell>
          <table:table-cell table:style-name="ce14" table:formula="of:=IF([.G5]=&quot;&quot;;&quot;&quot;;[.$J$4]&amp;[.G5])">
            <text:p/>
          </table:table-cell>
          <table:table-cell table:style-name="ce14" table:formula="of:=IF([.H5]=&quot;&quot;;&quot;&quot;;[.$J$4]&amp;[.H5])">
            <text:p/>
          </table:table-cell>
          <table:table-cell table:number-columns-repeated="1016"/>
        </table:table-row>
        <table:table-row table:style-name="ro1">
          <table:table-cell table:formula="of:=IF([.A6]=&quot;&quot;;&quot;&quot;;[.$J$2]&amp;[.A6])" office:value-type="string" office:string-value="▲卒" calcext:value-type="string">
            <text:p>▲卒</text:p>
          </table:table-cell>
          <table:table-cell table:formula="of:=IF([.B6]=&quot;&quot;;&quot;&quot;;[.$J$2]&amp;[.B6])" office:value-type="string" office:string-value="▲傌" calcext:value-type="string">
            <text:p>▲傌</text:p>
          </table:table-cell>
          <table:table-cell table:formula="of:=IF([.C6]=&quot;&quot;;&quot;&quot;;[.$J$2]&amp;[.C6])">
            <text:p/>
          </table:table-cell>
          <table:table-cell table:formula="of:=IF([.D6]=&quot;&quot;;&quot;&quot;;[.$J$2]&amp;[.D6])" office:value-type="string" office:string-value="▲相" calcext:value-type="string">
            <text:p>▲相</text:p>
          </table:table-cell>
          <table:table-cell table:formula="of:=IF([.E6]=&quot;&quot;;&quot;&quot;;[.$J$2]&amp;[.E6])" office:value-type="string" office:string-value="▲炮" calcext:value-type="string">
            <text:p>▲炮</text:p>
          </table:table-cell>
          <table:table-cell table:formula="of:=IF([.F6]=&quot;&quot;;&quot;&quot;;[.$J$2]&amp;[.F6])" office:value-type="string" office:string-value="▲俥" calcext:value-type="string">
            <text:p>▲俥</text:p>
          </table:table-cell>
          <table:table-cell table:formula="of:=IF([.G6]=&quot;&quot;;&quot;&quot;;[.$J$2]&amp;[.G6])" office:value-type="string" office:string-value="▲仕" calcext:value-type="string">
            <text:p>▲仕</text:p>
          </table:table-cell>
          <table:table-cell table:formula="of:=IF([.H6]=&quot;&quot;;&quot;&quot;;[.$J$2]&amp;[.H6])" office:value-type="string" office:string-value="▲帥" calcext:value-type="string">
            <text:p>▲帥</text:p>
          </table:table-cell>
          <table:table-cell table:number-columns-repeated="1016"/>
        </table:table-row>
        <table:table-row table:style-name="ro1">
          <table:table-cell table:style-name="ce14" table:formula="of:=IF([.A7]=&quot;&quot;;&quot;&quot;;[.$J$4]&amp;[.A7])" office:value-type="string" office:string-value="▲率" calcext:value-type="string">
            <text:p>▲率</text:p>
          </table:table-cell>
          <table:table-cell table:style-name="ce14" table:formula="of:=IF([.B7]=&quot;&quot;;&quot;&quot;;[.$J$4]&amp;[.B7])">
            <text:p/>
          </table:table-cell>
          <table:table-cell table:style-name="ce14" table:formula="of:=IF([.C7]=&quot;&quot;;&quot;&quot;;[.$J$4]&amp;[.C7])">
            <text:p/>
          </table:table-cell>
          <table:table-cell table:style-name="ce14" table:formula="of:=IF([.D7]=&quot;&quot;;&quot;&quot;;[.$J$4]&amp;[.D7])">
            <text:p/>
          </table:table-cell>
          <table:table-cell table:style-name="ce14" table:formula="of:=IF([.E7]=&quot;&quot;;&quot;&quot;;[.$J$4]&amp;[.E7])">
            <text:p/>
          </table:table-cell>
          <table:table-cell table:style-name="ce14" table:formula="of:=IF([.F7]=&quot;&quot;;&quot;&quot;;[.$J$4]&amp;[.F7])">
            <text:p/>
          </table:table-cell>
          <table:table-cell table:style-name="ce14" table:formula="of:=IF([.G7]=&quot;&quot;;&quot;&quot;;[.$J$4]&amp;[.G7])">
            <text:p/>
          </table:table-cell>
          <table:table-cell table:style-name="ce14" table:formula="of:=IF([.H7]=&quot;&quot;;&quot;&quot;;[.$J$4]&amp;[.H7])">
            <text:p/>
          </table:table-cell>
          <table:table-cell table:number-columns-repeated="1016"/>
        </table:table-row>
        <table:table-row table:style-name="ro1">
          <table:table-cell table:formula="of:=IF([.A8]=&quot;&quot;;&quot;&quot;;[.$J$2]&amp;[.A8])" office:value-type="string" office:string-value="▲卆" calcext:value-type="string">
            <text:p>▲卆</text:p>
          </table:table-cell>
          <table:table-cell table:formula="of:=IF([.B8]=&quot;&quot;;&quot;&quot;;[.$J$2]&amp;[.B8])" office:value-type="string" office:string-value="▲馿" calcext:value-type="string">
            <text:p>▲馿</text:p>
          </table:table-cell>
          <table:table-cell table:formula="of:=IF([.C8]=&quot;&quot;;&quot;&quot;;[.$J$2]&amp;[.C8])">
            <text:p/>
          </table:table-cell>
          <table:table-cell table:formula="of:=IF([.D8]=&quot;&quot;;&quot;&quot;;[.$J$2]&amp;[.D8])" office:value-type="string" office:string-value="▲象" calcext:value-type="string">
            <text:p>▲象</text:p>
          </table:table-cell>
          <table:table-cell table:formula="of:=IF([.E8]=&quot;&quot;;&quot;&quot;;[.$J$2]&amp;[.E8])" office:value-type="string" office:string-value="▲包" calcext:value-type="string">
            <text:p>▲包</text:p>
          </table:table-cell>
          <table:table-cell table:formula="of:=IF([.F8]=&quot;&quot;;&quot;&quot;;[.$J$2]&amp;[.F8])" office:value-type="string" office:string-value="▲車" calcext:value-type="string">
            <text:p>▲車</text:p>
          </table:table-cell>
          <table:table-cell table:formula="of:=IF([.G8]=&quot;&quot;;&quot;&quot;;[.$J$2]&amp;[.G8])" office:value-type="string" office:string-value="▲士" calcext:value-type="string">
            <text:p>▲士</text:p>
          </table:table-cell>
          <table:table-cell table:formula="of:=IF([.H8]=&quot;&quot;;&quot;&quot;;[.$J$2]&amp;[.H8])" office:value-type="string" office:string-value="▲楚" calcext:value-type="string">
            <text:p>▲楚</text:p>
          </table:table-cell>
          <table:table-cell table:number-columns-repeated="1016"/>
        </table:table-row>
        <table:table-row table:style-name="ro1">
          <table:table-cell table:formula="of:=IF([.A9]=&quot;&quot;;&quot;&quot;;[.$J$2]&amp;[.A9])" office:value-type="string" office:string-value="▲貝" calcext:value-type="string">
            <text:p>▲貝</text:p>
          </table:table-cell>
          <table:table-cell table:formula="of:=IF([.B9]=&quot;&quot;;&quot;&quot;;[.$J$2]&amp;[.B9])" office:value-type="string" office:string-value="▲午" calcext:value-type="string">
            <text:p>▲午</text:p>
          </table:table-cell>
          <table:table-cell table:formula="of:=IF([.C9]=&quot;&quot;;&quot;&quot;;[.$J$2]&amp;[.C9])">
            <text:p/>
          </table:table-cell>
          <table:table-cell table:formula="of:=IF([.D9]=&quot;&quot;;&quot;&quot;;[.$J$2]&amp;[.D9])" office:value-type="string" office:string-value="▲根" calcext:value-type="string">
            <text:p>▲根</text:p>
          </table:table-cell>
          <table:table-cell table:formula="of:=IF([.E9]=&quot;&quot;;&quot;&quot;;[.$J$2]&amp;[.E9])">
            <text:p/>
          </table:table-cell>
          <table:table-cell table:formula="of:=IF([.F9]=&quot;&quot;;&quot;&quot;;[.$J$2]&amp;[.F9])" office:value-type="string" office:string-value="▲船" calcext:value-type="string">
            <text:p>▲船</text:p>
          </table:table-cell>
          <table:table-cell table:formula="of:=IF([.G9]=&quot;&quot;;&quot;&quot;;[.$J$2]&amp;[.G9])" office:value-type="string" office:string-value="▲種" calcext:value-type="string">
            <text:p>▲種</text:p>
          </table:table-cell>
          <table:table-cell table:formula="of:=IF([.H9]=&quot;&quot;;&quot;&quot;;[.$J$2]&amp;[.H9])" office:value-type="string" office:string-value="▲君" calcext:value-type="string">
            <text:p>▲君</text:p>
          </table:table-cell>
          <table:table-cell table:number-columns-repeated="1016"/>
        </table:table-row>
        <table:table-row table:style-name="ro1">
          <table:table-cell table:style-name="ce14" table:formula="of:=IF([.A10]=&quot;&quot;;&quot;&quot;;[.$J$4]&amp;[.A10])" office:value-type="string" office:string-value="▲珠" calcext:value-type="string">
            <text:p>▲珠</text:p>
          </table:table-cell>
          <table:table-cell table:style-name="ce14" table:formula="of:=IF([.B10]=&quot;&quot;;&quot;&quot;;[.$J$4]&amp;[.B10])">
            <text:p/>
          </table:table-cell>
          <table:table-cell table:style-name="ce14" table:formula="of:=IF([.C10]=&quot;&quot;;&quot;&quot;;[.$J$4]&amp;[.C10])">
            <text:p/>
          </table:table-cell>
          <table:table-cell table:style-name="ce14" table:formula="of:=IF([.D10]=&quot;&quot;;&quot;&quot;;[.$J$4]&amp;[.D10])">
            <text:p/>
          </table:table-cell>
          <table:table-cell table:style-name="ce14" table:formula="of:=IF([.E10]=&quot;&quot;;&quot;&quot;;[.$J$4]&amp;[.E10])">
            <text:p/>
          </table:table-cell>
          <table:table-cell table:style-name="ce14" table:formula="of:=IF([.F10]=&quot;&quot;;&quot;&quot;;[.$J$4]&amp;[.F10])">
            <text:p/>
          </table:table-cell>
          <table:table-cell table:style-name="ce14" table:formula="of:=IF([.G10]=&quot;&quot;;&quot;&quot;;[.$J$4]&amp;[.G10])">
            <text:p/>
          </table:table-cell>
          <table:table-cell table:style-name="ce14" table:formula="of:=IF([.H10]=&quot;&quot;;&quot;&quot;;[.$J$4]&amp;[.H10])">
            <text:p/>
          </table:table-cell>
          <table:table-cell table:number-columns-repeated="1016"/>
        </table:table-row>
        <table:table-row table:style-name="ro1">
          <table:table-cell/>
          <table:table-cell table:formula="of:=IF([.B11]=&quot;&quot;;&quot;&quot;;[.$J$2]&amp;[.B11])">
            <text:p/>
          </table:table-cell>
          <table:table-cell table:formula="of:=IF([.C11]=&quot;&quot;;&quot;&quot;;[.$J$2]&amp;[.C11])">
            <text:p/>
          </table:table-cell>
          <table:table-cell table:formula="of:=IF([.D11]=&quot;&quot;;&quot;&quot;;[.$J$2]&amp;[.D11])">
            <text:p/>
          </table:table-cell>
          <table:table-cell table:formula="of:=IF([.E11]=&quot;&quot;;&quot;&quot;;[.$J$2]&amp;[.E11])">
            <text:p/>
          </table:table-cell>
          <table:table-cell table:formula="of:=IF([.F11]=&quot;&quot;;&quot;&quot;;[.$J$2]&amp;[.F11])">
            <text:p/>
          </table:table-cell>
          <table:table-cell table:formula="of:=IF([.G11]=&quot;&quot;;&quot;&quot;;[.$J$2]&amp;[.G11])">
            <text:p/>
          </table:table-cell>
          <table:table-cell table:formula="of:=IF([.H11]=&quot;&quot;;&quot;&quot;;[.$J$2]&amp;[.H11])">
            <text:p/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list.A1:list.J50" table:display-filter-buttons="true"/>
        <table:database-range table:name="__Anonymous_Sheet_DB__1" table:target-range-address="datas.A1:datas.F35" table:display-filter-buttons="true"/>
        <table:database-range table:name="__Anonymous_Sheet_DB__2" table:target-range-address="table.A18:table.B4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Kosugi" svg:font-family="Kosug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21:44:59.077858704</meta:creation-date>
    <dc:date>2023-12-30T21:46:30.448952899</dc:date>
    <meta:editing-duration>PT17H47M7S</meta:editing-duration>
    <meta:editing-cycles>5</meta:editing-cycles>
    <meta:generator>LibreOffice/7.3.7.2$Linux_X86_64 LibreOffice_project/30$Build-2</meta:generator>
    <meta:document-statistic meta:table-count="4" meta:cell-count="1367" meta:object-count="0"/>
  </office:meta>
</office:document-meta>
</file>